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4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4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4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4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4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4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4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4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" manifest:version="1.4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" manifest:version="1.4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4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4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" manifest:version="1.4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4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" manifest:version="1.4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4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4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" manifest:version="1.4" manifest:media-type="application/vnd.oasis.opendocument.formula"/>
  <manifest:file-entry manifest:full-path="ObjectReplacements/Object 2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3" manifest:media-type=""/>
  <manifest:file-entry manifest:full-path="ObjectReplacements/Object 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4" manifest:media-type=""/>
  <manifest:file-entry manifest:full-path="ObjectReplacements/Object 9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8" manifest:media-type=""/>
  <manifest:file-entry manifest:full-path="ObjectReplacements/Object 1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2" manifest:media-type=""/>
  <manifest:file-entry manifest:full-path="ObjectReplacements/Object 5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1" manifest:media-type=""/>
  <manifest:file-entry manifest:full-path="ObjectReplacements/Object 8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7" manifest:media-type=""/>
  <manifest:file-entry manifest:full-path="ObjectReplacements/Object 69" manifest:media-type=""/>
  <manifest:file-entry manifest:full-path="ObjectReplacements/Object 35" manifest:media-type="application/x-openoffice-gdimetafile;windows_formatname=&quot;GDIMetaFile&quot;"/>
  <manifest:file-entry manifest:full-path="ObjectReplacements/Object 75" manifest:media-type=""/>
  <manifest:file-entry manifest:full-path="ObjectReplacements/Object 70" manifest:media-type="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7" manifest:media-type=""/>
  <manifest:file-entry manifest:full-path="ObjectReplacements/Object 4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6" manifest:media-type=""/>
  <manifest:file-entry manifest:full-path="ObjectReplacements/Object 73" manifest:media-type=""/>
  <manifest:file-entry manifest:full-path="Object 71/content.xml" manifest:media-type="text/xml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" manifest:version="1.4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4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4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4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4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4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4" manifest:media-type="application/vnd.oasis.opendocument.formula"/>
  <manifest:file-entry manifest:full-path="Thumbnails/thumbnail.png" manifest:media-type="image/png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4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4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4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4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4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4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4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4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4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4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4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4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4" manifest:media-type="application/vnd.oasis.opendocument.formula"/>
  <manifest:file-entry manifest:full-path="meta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4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4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Configurations2/" manifest:media-type="application/vnd.sun.xml.ui.configuration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4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4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" manifest:version="1.4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4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4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4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4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4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4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4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4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4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4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4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4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4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4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4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4" manifest:media-type="application/vnd.oasis.opendocument.formula"/>
  <manifest:file-entry manifest:full-path="content.xml" manifest:media-type="text/xml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Liberation Mono" fo:font-size="12pt" style:font-name-asian="Liberation Mono" style:font-size-asian="12pt" style:font-name-complex="Liberation Mono" style:font-size-complex="12pt"/>
    </style:style>
    <style:style style:name="P2" style:family="paragraph" style:parent-style-name="Standard">
      <style:text-properties style:use-window-font-color="true" loext:opacity="0%" style:font-name="Liberation Mono" fo:font-size="12pt" officeooo:paragraph-rsid="0189b856" style:font-name-asian="Liberation Mono" style:font-size-asian="12pt" style:font-name-complex="Liberation Mono" style:font-size-complex="12pt"/>
    </style:style>
    <style:style style:name="P3" style:family="paragraph" style:parent-style-name="Standard">
      <style:text-properties style:use-window-font-color="true" loext:opacity="0%" style:font-name="Liberation Mono" fo:font-size="12pt" officeooo:paragraph-rsid="00eabba2" style:font-name-asian="Liberation Mono" style:font-size-asian="12pt" style:font-name-complex="Liberation Mono" style:font-size-complex="12pt"/>
    </style:style>
    <style:style style:name="P4" style:family="paragraph" style:parent-style-name="Standard">
      <style:text-properties style:use-window-font-color="true" loext:opacity="0%" style:font-name="Liberation Mono" fo:font-size="12pt" officeooo:paragraph-rsid="01563e33" style:font-name-asian="Liberation Mono" style:font-size-asian="12pt" style:font-name-complex="Liberation Mono" style:font-size-complex="12pt"/>
    </style:style>
    <style:style style:name="P5" style:family="paragraph" style:parent-style-name="Standard">
      <style:text-properties style:use-window-font-color="true" loext:opacity="0%" style:font-name="Liberation Mono" fo:font-size="12pt" officeooo:paragraph-rsid="0196fc78" style:font-name-asian="Liberation Mono" style:font-size-asian="12pt" style:font-name-complex="Liberation Mono" style:font-size-complex="12pt"/>
    </style:style>
    <style:style style:name="P6" style:family="paragraph" style:parent-style-name="Standard">
      <style:text-properties style:use-window-font-color="true" loext:opacity="0%" style:font-name="Liberation Mono" fo:font-size="12pt" officeooo:rsid="01568625" officeooo:paragraph-rsid="01568625" style:font-name-asian="Liberation Mono" style:font-size-asian="12pt" style:font-name-complex="Liberation Mono" style:font-size-complex="12pt"/>
    </style:style>
    <style:style style:name="P7" style:family="paragraph" style:parent-style-name="Standard">
      <style:text-properties fo:font-variant="normal" fo:text-transform="none" fo:color="#e8e8e8" loext:opacity="100%" style:font-name="Liberation Mono" fo:font-size="12pt" fo:letter-spacing="normal" officeooo:rsid="019ebe8a" officeooo:paragraph-rsid="019ebe8a" style:font-name-asian="Liberation Mono" style:font-size-asian="12pt" style:font-name-complex="Liberation Mono" style:font-size-complex="12pt"/>
    </style:style>
    <style:style style:name="P8" style:family="paragraph" style:parent-style-name="Standard">
      <style:text-properties fo:font-variant="normal" fo:text-transform="none" fo:color="#e8e8e8" loext:opacity="100%" style:font-name="Liberation Mono" fo:font-size="12pt" fo:letter-spacing="normal" officeooo:rsid="01a4499e" officeooo:paragraph-rsid="01a4499e" style:font-name-asian="Liberation Mono" style:font-size-asian="12pt" style:font-name-complex="Liberation Mono" style:font-size-complex="12pt"/>
    </style:style>
    <style:style style:name="P9" style:family="paragraph" style:parent-style-name="Standard">
      <style:text-properties style:use-window-font-color="true" loext:opacity="0%" style:font-name="Liberation Mono" fo:font-size="12pt" officeooo:rsid="012e36b6" officeooo:paragraph-rsid="012e36b6" style:font-name-asian="Liberation Mono" style:font-size-asian="12pt" style:font-name-complex="Liberation Mono" style:font-size-complex="12pt"/>
    </style:style>
    <style:style style:name="P10" style:family="paragraph" style:parent-style-name="Standard">
      <style:text-properties style:font-name="Liberation Mono" fo:font-size="12pt" style:font-name-asian="Liberation Mono" style:font-size-asian="12pt" style:font-name-complex="Liberation Mono" style:font-size-complex="12pt"/>
    </style:style>
    <style:style style:name="P11" style:family="paragraph" style:parent-style-name="Standard">
      <style:text-properties style:use-window-font-color="true" loext:opacity="0%" style:font-name="Liberation Mono" fo:font-size="12pt" fo:font-style="italic" officeooo:rsid="0120adaf" officeooo:paragraph-rsid="013457f5" style:font-name-asian="Liberation Mono" style:font-size-asian="12pt" style:font-style-asian="italic" style:font-name-complex="Liberation Mono" style:font-size-complex="12pt" style:font-style-complex="italic"/>
    </style:style>
    <style:style style:name="P12" style:family="paragraph" style:parent-style-name="Standard">
      <style:text-properties style:use-window-font-color="true" loext:opacity="0%" style:font-name="Liberation Mono" fo:font-size="12pt" fo:font-style="normal" officeooo:rsid="016001f3" officeooo:paragraph-rsid="016bd280" style:font-name-asian="Liberation Mono" style:font-size-asian="12pt" style:font-style-asian="normal" style:font-name-complex="Liberation Mono" style:font-size-complex="12pt" style:font-style-complex="normal"/>
    </style:style>
    <style:style style:name="P13" style:family="paragraph" style:parent-style-name="Standard">
      <style:text-properties style:use-window-font-color="true" loext:opacity="0%" style:font-name="Liberation Mono" fo:font-size="12pt" fo:font-style="normal" officeooo:rsid="01682603" officeooo:paragraph-rsid="0174acae" style:font-name-asian="Liberation Mono" style:font-size-asian="12pt" style:font-style-asian="normal" style:font-name-complex="Liberation Mono" style:font-size-complex="12pt" style:font-style-complex="normal"/>
    </style:style>
    <style:style style:name="P14" style:family="paragraph" style:parent-style-name="Standard">
      <style:text-properties style:use-window-font-color="true" loext:opacity="0%" style:font-name="Liberation Mono" fo:font-size="12pt" fo:font-style="normal" officeooo:rsid="0163b541" officeooo:paragraph-rsid="0163b541" style:font-name-asian="Liberation Mono" style:font-size-asian="12pt" style:font-style-asian="normal" style:font-name-complex="Liberation Mono" style:font-size-complex="12pt" style:font-style-complex="normal"/>
    </style:style>
    <style:style style:name="P15" style:family="paragraph" style:parent-style-name="Standard">
      <style:text-properties style:use-window-font-color="true" loext:opacity="0%" style:font-name="Liberation Mono" fo:font-size="12pt" fo:font-style="normal" officeooo:rsid="0171bc8e" officeooo:paragraph-rsid="0171bc8e" style:font-name-asian="Liberation Mono" style:font-size-asian="12pt" style:font-style-asian="normal" style:font-name-complex="Liberation Mono" style:font-size-complex="12pt" style:font-style-complex="normal"/>
    </style:style>
    <style:style style:name="P16" style:family="paragraph" style:parent-style-name="Standard">
      <style:text-properties style:use-window-font-color="true" loext:opacity="0%" style:font-name="Liberation Mono" fo:font-size="12pt" fo:font-style="normal" officeooo:rsid="0171bc8e" officeooo:paragraph-rsid="017327b3" style:font-name-asian="Liberation Mono" style:font-size-asian="12pt" style:font-style-asian="normal" style:font-name-complex="Liberation Mono" style:font-size-complex="12pt" style:font-style-complex="normal"/>
    </style:style>
    <style:style style:name="P17" style:family="paragraph" style:parent-style-name="Standard">
      <style:text-properties fo:color="#ffffff" loext:opacity="100%" style:font-name="Liberation Mono" fo:font-size="12pt" style:font-name-asian="Liberation Mono" style:font-size-asian="12pt" style:font-name-complex="Liberation Mono" style:font-size-complex="12pt"/>
    </style:style>
    <style:style style:name="P18" style:family="paragraph" style:parent-style-name="Standard">
      <style:text-properties style:use-window-font-color="true" loext:opacity="0%" style:font-name="Liberation Mono" fo:font-size="12pt" officeooo:rsid="00f6dbf2" officeooo:paragraph-rsid="00f6dbf2" style:font-name-asian="Liberation Mono" style:font-size-asian="12pt" style:font-name-complex="Liberation Mono" style:font-size-complex="12pt"/>
    </style:style>
    <style:style style:name="P19" style:family="paragraph" style:parent-style-name="Standard">
      <style:text-properties style:use-window-font-color="true" loext:opacity="0%" style:font-name="Liberation Mono" fo:font-size="12pt" officeooo:paragraph-rsid="0124dd3d" style:font-name-asian="Liberation Mono" style:font-size-asian="12pt" style:font-name-complex="Liberation Mono" style:font-size-complex="12pt"/>
    </style:style>
    <style:style style:name="P20" style:family="paragraph" style:parent-style-name="Standard">
      <style:text-properties style:use-window-font-color="true" loext:opacity="0%" style:font-name="Liberation Mono" fo:font-size="12pt" officeooo:paragraph-rsid="01329ffa" style:font-name-asian="Liberation Mono" style:font-size-asian="12pt" style:font-name-complex="Liberation Mono" style:font-size-complex="12pt"/>
    </style:style>
    <style:style style:name="P21" style:family="paragraph" style:parent-style-name="Standard">
      <style:text-properties style:use-window-font-color="true" loext:opacity="0%" style:font-name="Liberation Mono" fo:font-size="12pt" officeooo:rsid="019589bb" officeooo:paragraph-rsid="019589bb" style:font-name-asian="Liberation Mono" style:font-size-asian="12pt" style:font-name-complex="Liberation Mono" style:font-size-complex="12pt"/>
    </style:style>
    <style:style style:name="P22" style:family="paragraph" style:parent-style-name="Standard">
      <style:text-properties style:use-window-font-color="true" loext:opacity="0%" style:font-name="Liberation Mono" fo:font-size="12pt" officeooo:rsid="019589bb" officeooo:paragraph-rsid="01a245ad" style:font-name-asian="Liberation Mono" style:font-size-asian="12pt" style:font-name-complex="Liberation Mono" style:font-size-complex="12pt"/>
    </style:style>
    <style:style style:name="P23" style:family="paragraph" style:parent-style-name="Standard">
      <style:text-properties style:use-window-font-color="true" loext:opacity="0%" style:font-name="Liberation Mono" fo:font-size="12pt" officeooo:rsid="019589bb" officeooo:paragraph-rsid="01a167cb" style:font-name-asian="Liberation Mono" style:font-size-asian="12pt" style:font-name-complex="Liberation Mono" style:font-size-complex="12pt"/>
    </style:style>
    <style:style style:name="P24" style:family="paragraph" style:parent-style-name="Standard">
      <style:text-properties style:use-window-font-color="true" loext:opacity="0%" style:font-name="Liberation Mono" fo:font-size="12pt" officeooo:rsid="011783da" officeooo:paragraph-rsid="0132c81e" style:font-name-asian="Liberation Mono" style:font-size-asian="12pt" style:font-name-complex="Liberation Mono" style:font-size-complex="12pt"/>
    </style:style>
    <style:style style:name="P25" style:family="paragraph" style:parent-style-name="Standard">
      <style:text-properties style:use-window-font-color="true" loext:opacity="0%" style:font-name="Liberation Mono" fo:font-size="12pt" officeooo:rsid="011eed85" officeooo:paragraph-rsid="011eed85" style:font-name-asian="Liberation Mono" style:font-size-asian="12pt" style:font-name-complex="Liberation Mono" style:font-size-complex="12pt"/>
    </style:style>
    <style:style style:name="P26" style:family="paragraph" style:parent-style-name="Standard">
      <style:text-properties style:use-window-font-color="true" loext:opacity="0%" style:font-name="Liberation Mono" fo:font-size="12pt" officeooo:rsid="011783da" officeooo:paragraph-rsid="011783da" style:font-name-asian="Liberation Mono" style:font-size-asian="12pt" style:font-name-complex="Liberation Mono" style:font-size-complex="12pt"/>
    </style:style>
    <style:style style:name="P27" style:family="paragraph" style:parent-style-name="Standard">
      <style:text-properties style:font-name="Liberation Mono" fo:font-size="12pt" fo:font-style="normal" officeooo:paragraph-rsid="015b1c6b" style:font-name-asian="Liberation Mono" style:font-size-asian="12pt" style:font-name-complex="Liberation Mono" style:font-size-complex="12pt"/>
    </style:style>
    <style:style style:name="P28" style:family="paragraph" style:parent-style-name="Standard">
      <style:text-properties fo:font-variant="normal" fo:text-transform="none" fo:color="#eaecf0" loext:opacity="100%" style:font-name="Liberation Mono" fo:font-size="12pt" fo:letter-spacing="normal" officeooo:rsid="011783da" officeooo:paragraph-rsid="011783da" style:font-name-asian="Liberation Mono" style:font-size-asian="12pt" style:font-name-complex="Liberation Mono" style:font-size-complex="12pt"/>
    </style:style>
    <style:style style:name="P29" style:family="paragraph" style:parent-style-name="Standard">
      <style:text-properties style:use-window-font-color="true" loext:opacity="0%" style:font-name="Liberation Mono" fo:font-size="12pt" officeooo:rsid="0184c564" officeooo:paragraph-rsid="0184c564" style:font-name-asian="Liberation Mono" style:font-size-asian="12pt" style:font-name-complex="Liberation Mono" style:font-size-complex="12pt"/>
    </style:style>
    <style:style style:name="P30" style:family="paragraph" style:parent-style-name="Standard">
      <style:text-properties style:use-window-font-color="true" loext:opacity="0%" style:font-name="Liberation Mono" fo:font-size="12pt" officeooo:rsid="0117be5e" officeooo:paragraph-rsid="0117be5e" style:font-name-asian="Liberation Mono" style:font-size-asian="12pt" style:font-name-complex="Liberation Mono" style:font-size-complex="12pt"/>
    </style:style>
    <style:style style:name="P31" style:family="paragraph" style:parent-style-name="Standard">
      <style:text-properties style:use-window-font-color="true" loext:opacity="0%" style:font-name="Liberation Mono" fo:font-size="12pt" fo:font-style="normal" fo:font-weight="normal" officeooo:rsid="011b3e7a" officeooo:paragraph-rsid="011b3e7a" style:font-name-asian="Liberation Mono" style:font-size-asian="12pt" style:font-style-asian="normal" style:font-weight-asian="normal" style:font-name-complex="Liberation Mono" style:font-size-complex="12pt"/>
    </style:style>
    <style:style style:name="P32" style:family="paragraph" style:parent-style-name="Standard">
      <style:text-properties style:use-window-font-color="true" loext:opacity="0%" style:font-name="Liberation Mono" fo:font-size="12pt" officeooo:rsid="00fde38f" officeooo:paragraph-rsid="00fde38f" style:font-name-asian="Liberation Mono" style:font-size-asian="12pt" style:font-name-complex="Liberation Mono" style:font-size-complex="12pt"/>
    </style:style>
    <style:style style:name="P33" style:family="paragraph" style:parent-style-name="Standard">
      <style:text-properties style:use-window-font-color="true" loext:opacity="0%" style:font-name="Liberation Mono" fo:font-size="12pt" officeooo:rsid="01194583" officeooo:paragraph-rsid="01194583" style:font-name-asian="Liberation Mono" style:font-size-asian="12pt" style:font-name-complex="Liberation Mono" style:font-size-complex="12pt"/>
    </style:style>
    <style:style style:name="P34" style:family="paragraph" style:parent-style-name="Standard">
      <style:text-properties style:use-window-font-color="true" loext:opacity="0%" style:font-name="Liberation Mono" fo:font-size="12pt" officeooo:rsid="00e7e16a" officeooo:paragraph-rsid="013dadbd" style:font-name-asian="Liberation Mono" style:font-size-asian="12pt" style:font-name-complex="Liberation Mono" style:font-size-complex="12pt"/>
    </style:style>
    <style:style style:name="P35" style:family="paragraph" style:parent-style-name="Standard">
      <style:text-properties style:font-name="Liberation Mono" fo:font-size="12pt" officeooo:paragraph-rsid="01910a80" style:font-name-asian="Liberation Mono" style:font-size-asian="12pt" style:font-name-complex="Liberation Mono" style:font-size-complex="12pt"/>
    </style:style>
    <style:style style:name="P36" style:family="paragraph" style:parent-style-name="Standard">
      <style:text-properties style:font-name="Liberation Mono" fo:font-size="12pt" officeooo:paragraph-rsid="019d38a0" style:font-name-asian="Liberation Mono" style:font-size-asian="12pt" style:font-name-complex="Liberation Mono" style:font-size-complex="12pt"/>
    </style:style>
    <style:style style:name="P37" style:family="paragraph" style:parent-style-name="Standard">
      <style:text-properties style:use-window-font-color="true" loext:opacity="0%" style:font-name="Liberation Mono" fo:font-size="12pt" officeooo:paragraph-rsid="01a8337e" style:font-name-asian="Liberation Mono" style:font-size-asian="12pt" style:font-name-complex="Liberation Mono" style:font-size-complex="12pt"/>
    </style:style>
    <style:style style:name="P38" style:family="paragraph" style:parent-style-name="Standard">
      <style:text-properties style:use-window-font-color="true" loext:opacity="0%" style:font-name="Liberation Mono" fo:font-size="12pt" officeooo:paragraph-rsid="01a0056e" style:font-name-asian="Liberation Mono" style:font-size-asian="12pt" style:font-name-complex="Liberation Mono" style:font-size-complex="12pt"/>
    </style:style>
    <style:style style:name="P39" style:family="paragraph" style:parent-style-name="Standard">
      <style:text-properties style:use-window-font-color="true" loext:opacity="0%" style:font-name="Liberation Mono" fo:font-size="12pt" officeooo:paragraph-rsid="01789fc1" style:font-name-asian="Liberation Mono" style:font-size-asian="12pt" style:font-name-complex="Liberation Mono" style:font-size-complex="12pt"/>
    </style:style>
    <style:style style:name="P40" style:family="paragraph" style:parent-style-name="Standard">
      <style:text-properties style:use-window-font-color="true" loext:opacity="0%" style:font-name="Liberation Mono" fo:font-size="12pt" officeooo:paragraph-rsid="0199273a" style:font-name-asian="Liberation Mono" style:font-size-asian="12pt" style:font-name-complex="Liberation Mono" style:font-size-complex="12pt"/>
    </style:style>
    <style:style style:name="P41" style:family="paragraph" style:parent-style-name="Standard">
      <style:text-properties style:use-window-font-color="true" loext:opacity="0%" style:font-name="Liberation Mono" fo:font-size="12pt" officeooo:paragraph-rsid="0176dd4a" style:font-name-asian="Liberation Mono" style:font-size-asian="12pt" style:font-name-complex="Liberation Mono" style:font-size-complex="12pt"/>
    </style:style>
    <style:style style:name="P42" style:family="paragraph" style:parent-style-name="Standard">
      <style:text-properties style:use-window-font-color="true" loext:opacity="0%" style:font-name="Liberation Mono" fo:font-size="12pt" officeooo:paragraph-rsid="00fa3863" style:font-name-asian="Liberation Mono" style:font-size-asian="12pt" style:font-name-complex="Liberation Mono" style:font-size-complex="12pt"/>
    </style:style>
    <style:style style:name="P43" style:family="paragraph" style:parent-style-name="Standard">
      <style:text-properties style:use-window-font-color="true" loext:opacity="0%" style:font-name="Liberation Mono" fo:font-size="12pt" officeooo:rsid="0108cb16" officeooo:paragraph-rsid="01486646" style:font-name-asian="Liberation Mono" style:font-size-asian="12pt" style:font-name-complex="Liberation Mono" style:font-size-complex="12pt"/>
    </style:style>
    <style:style style:name="P44" style:family="paragraph" style:parent-style-name="Standard">
      <style:text-properties style:use-window-font-color="true" loext:opacity="0%" style:font-name="Liberation Mono" fo:font-size="12pt" fo:font-style="normal" officeooo:rsid="010c0254" officeooo:paragraph-rsid="010f3f9d" style:font-name-asian="Liberation Mono" style:font-size-asian="12pt" style:font-style-asian="normal" style:font-name-complex="Liberation Mono" style:font-size-complex="12pt" style:font-style-complex="normal"/>
    </style:style>
    <style:style style:name="P45" style:family="paragraph" style:parent-style-name="Standard">
      <style:text-properties style:use-window-font-color="true" loext:opacity="0%" style:font-name="Liberation Mono" fo:font-size="12pt" officeooo:paragraph-rsid="017c7c93" style:font-name-asian="Liberation Mono" style:font-size-asian="12pt" style:font-name-complex="Liberation Mono" style:font-size-complex="12pt"/>
    </style:style>
    <style:style style:name="P46" style:family="paragraph" style:parent-style-name="Standard">
      <style:text-properties style:use-window-font-color="true" loext:opacity="0%" style:font-name="Liberation Mono" fo:font-size="12pt" officeooo:rsid="0108cb16" officeooo:paragraph-rsid="0108cb16" style:font-name-asian="Liberation Mono" style:font-size-asian="12pt" style:font-name-complex="Liberation Mono" style:font-size-complex="12pt"/>
    </style:style>
    <style:style style:name="P47" style:family="paragraph" style:parent-style-name="Standard">
      <style:text-properties style:use-window-font-color="true" loext:opacity="0%" style:font-name="Liberation Mono" fo:font-size="12pt" officeooo:rsid="0108cb16" officeooo:paragraph-rsid="017c2bbb" style:font-name-asian="Liberation Mono" style:font-size-asian="12pt" style:font-name-complex="Liberation Mono" style:font-size-complex="12pt"/>
    </style:style>
    <style:style style:name="P48" style:family="paragraph" style:parent-style-name="Standard">
      <style:text-properties style:use-window-font-color="true" loext:opacity="0%" style:font-name="Liberation Mono" fo:font-size="12pt" officeooo:rsid="0108cb16" officeooo:paragraph-rsid="017c7c93" style:font-name-asian="Liberation Mono" style:font-size-asian="12pt" style:font-name-complex="Liberation Mono" style:font-size-complex="12pt"/>
    </style:style>
    <style:style style:name="P49" style:family="paragraph" style:parent-style-name="Standard">
      <style:text-properties style:use-window-font-color="true" loext:opacity="0%" style:font-name="Liberation Mono" fo:font-size="12pt" fo:font-style="normal" officeooo:rsid="00b71ea4" officeooo:paragraph-rsid="01486646" style:font-name-asian="Liberation Mono" style:font-size-asian="12pt" style:font-style-asian="normal" style:font-name-complex="Liberation Mono" style:font-size-complex="12pt" style:font-style-complex="normal"/>
    </style:style>
    <style:style style:name="P50" style:family="paragraph" style:parent-style-name="Standard">
      <style:text-properties style:use-window-font-color="true" loext:opacity="0%" style:font-name="Liberation Mono" fo:font-size="12pt" officeooo:paragraph-rsid="01448e90" style:font-name-asian="Liberation Mono" style:font-size-asian="12pt" style:font-name-complex="Liberation Mono" style:font-size-complex="12pt"/>
    </style:style>
    <style:style style:name="P51" style:family="paragraph" style:parent-style-name="Standard">
      <style:text-properties style:use-window-font-color="true" loext:opacity="0%" style:font-name="Liberation Mono" fo:font-size="12pt" officeooo:rsid="00fde38f" officeooo:paragraph-rsid="01064ef9" style:font-name-asian="Liberation Mono" style:font-size-asian="12pt" style:font-name-complex="Liberation Mono" style:font-size-complex="12pt"/>
    </style:style>
    <style:style style:name="P52" style:family="paragraph" style:parent-style-name="Standard">
      <style:text-properties style:use-window-font-color="true" loext:opacity="0%" style:font-name="Liberation Mono" fo:font-size="12pt" officeooo:rsid="0104a4da" officeooo:paragraph-rsid="017d33d2" style:font-name-asian="Liberation Mono" style:font-size-asian="12pt" style:font-name-complex="Liberation Mono" style:font-size-complex="12pt"/>
    </style:style>
    <style:style style:name="P53" style:family="paragraph" style:parent-style-name="Standard">
      <style:text-properties style:use-window-font-color="true" loext:opacity="0%" style:font-name="Liberation Mono" fo:font-size="12pt" officeooo:rsid="00fde38f" officeooo:paragraph-rsid="017d33d2" style:font-name-asian="Liberation Mono" style:font-size-asian="12pt" style:font-name-complex="Liberation Mono" style:font-size-complex="12pt"/>
    </style:style>
    <style:style style:name="P54" style:family="paragraph" style:parent-style-name="Standard">
      <style:text-properties style:use-window-font-color="true" loext:opacity="0%" style:font-name="Liberation Mono" fo:font-size="12pt" fo:font-style="normal" officeooo:rsid="0111f5f8" officeooo:paragraph-rsid="01486646" style:font-name-asian="Liberation Mono" style:font-size-asian="12pt" style:font-style-asian="normal" style:font-name-complex="Liberation Mono" style:font-size-complex="12pt" style:font-style-complex="normal"/>
    </style:style>
    <style:style style:name="P55" style:family="paragraph" style:parent-style-name="Standard">
      <style:text-properties style:use-window-font-color="true" loext:opacity="0%" style:font-name="Liberation Mono" fo:font-size="12pt" officeooo:paragraph-rsid="01065221" style:font-name-asian="Liberation Mono" style:font-size-asian="12pt" style:font-name-complex="Liberation Mono" style:font-size-complex="12pt"/>
    </style:style>
    <style:style style:name="P56" style:family="paragraph" style:parent-style-name="Standard">
      <style:text-properties style:use-window-font-color="true" loext:opacity="0%" style:font-name="Liberation Mono" fo:font-size="12pt" officeooo:rsid="00e47eab" officeooo:paragraph-rsid="012dd9b5" style:font-name-asian="Liberation Mono" style:font-size-asian="12pt" style:font-name-complex="Liberation Mono" style:font-size-complex="12pt"/>
    </style:style>
    <style:style style:name="P57" style:family="paragraph" style:parent-style-name="Standard">
      <style:text-properties style:use-window-font-color="true" loext:opacity="0%" style:font-name="Liberation Mono" fo:font-size="12pt" officeooo:paragraph-rsid="012dd9b5" style:font-name-asian="Liberation Mono" style:font-size-asian="12pt" style:font-name-complex="Liberation Mono" style:font-size-complex="12pt"/>
    </style:style>
    <style:style style:name="P58" style:family="paragraph" style:parent-style-name="Standard">
      <style:text-properties style:use-window-font-color="true" loext:opacity="0%" style:font-name="Liberation Mono" fo:font-size="12pt" officeooo:rsid="00fa3863" officeooo:paragraph-rsid="012dd9b5" style:font-name-asian="Liberation Mono" style:font-size-asian="12pt" style:font-name-complex="Liberation Mono" style:font-size-complex="12pt"/>
    </style:style>
    <style:style style:name="P59" style:family="paragraph" style:parent-style-name="Standard">
      <style:text-properties style:use-window-font-color="true" loext:opacity="0%" style:font-name="Liberation Mono" fo:font-size="12pt" officeooo:rsid="00ff4b85" officeooo:paragraph-rsid="00ff4b85" style:font-name-asian="Liberation Mono" style:font-size-asian="12pt" style:font-name-complex="Liberation Mono" style:font-size-complex="12pt"/>
    </style:style>
    <style:style style:name="P60" style:family="paragraph" style:parent-style-name="Standard">
      <style:text-properties style:use-window-font-color="true" loext:opacity="0%" style:font-name="Liberation Mono" fo:font-size="12pt" officeooo:rsid="01003711" officeooo:paragraph-rsid="01003711" style:font-name-asian="Liberation Mono" style:font-size-asian="12pt" style:font-name-complex="Liberation Mono" style:font-size-complex="12pt"/>
    </style:style>
    <style:style style:name="P61" style:family="paragraph" style:parent-style-name="Standard">
      <style:text-properties style:use-window-font-color="true" loext:opacity="0%" style:font-name="Liberation Mono" fo:font-size="12pt" officeooo:rsid="01003711" officeooo:paragraph-rsid="0101370b" style:font-name-asian="Liberation Mono" style:font-size-asian="12pt" style:font-name-complex="Liberation Mono" style:font-size-complex="12pt"/>
    </style:style>
    <style:style style:name="P62" style:family="paragraph" style:parent-style-name="Standard">
      <style:text-properties style:use-window-font-color="true" loext:opacity="0%" style:font-name="Liberation Mono" fo:font-size="12pt" officeooo:rsid="00fbfb01" officeooo:paragraph-rsid="00ff4b85" style:font-name-asian="Liberation Mono" style:font-size-asian="12pt" style:font-name-complex="Liberation Mono" style:font-size-complex="12pt"/>
    </style:style>
    <style:style style:name="P63" style:family="paragraph" style:parent-style-name="Standard">
      <style:text-properties style:use-window-font-color="true" loext:opacity="0%" style:font-name="Liberation Mono" fo:font-size="12pt" officeooo:paragraph-rsid="0171bc8e" style:font-name-asian="Liberation Mono" style:font-size-asian="12pt" style:font-name-complex="Liberation Mono" style:font-size-complex="12pt"/>
    </style:style>
    <style:style style:name="P64" style:family="paragraph" style:parent-style-name="Standard">
      <style:text-properties style:use-window-font-color="true" loext:opacity="0%" style:font-name="Liberation Mono" fo:font-size="12pt" officeooo:paragraph-rsid="01a791d7" style:font-name-asian="Liberation Mono" style:font-size-asian="12pt" style:font-name-complex="Liberation Mono" style:font-size-complex="12pt"/>
    </style:style>
    <style:style style:name="P65" style:family="paragraph" style:parent-style-name="Standard">
      <style:text-properties style:use-window-font-color="true" loext:opacity="0%" style:font-name="Liberation Mono" fo:font-size="12pt" officeooo:paragraph-rsid="017fe477" style:font-name-asian="Liberation Mono" style:font-size-asian="12pt" style:font-name-complex="Liberation Mono" style:font-size-complex="12pt"/>
    </style:style>
    <style:style style:name="P66" style:family="paragraph" style:parent-style-name="Standard">
      <style:text-properties style:use-window-font-color="true" loext:opacity="0%" style:font-name="Liberation Mono" fo:font-size="12pt" officeooo:paragraph-rsid="0148f5a3" style:font-name-asian="Liberation Mono" style:font-size-asian="12pt" style:font-name-complex="Liberation Mono" style:font-size-complex="12pt"/>
    </style:style>
    <style:style style:name="T1" style:family="text">
      <style:text-properties officeooo:rsid="015afd12"/>
    </style:style>
    <style:style style:name="T2" style:family="text">
      <style:text-properties officeooo:rsid="00eabba2"/>
    </style:style>
    <style:style style:name="T3" style:family="text">
      <style:text-properties officeooo:rsid="00eb96b3"/>
    </style:style>
    <style:style style:name="T4" style:family="text">
      <style:text-properties officeooo:rsid="00ed604a"/>
    </style:style>
    <style:style style:name="T5" style:family="text">
      <style:text-properties officeooo:rsid="0155072d"/>
    </style:style>
    <style:style style:name="T6" style:family="text">
      <style:text-properties officeooo:rsid="0162ebba"/>
    </style:style>
    <style:style style:name="T7" style:family="text">
      <style:text-properties officeooo:rsid="01563e33"/>
    </style:style>
    <style:style style:name="T8" style:family="text">
      <style:text-properties officeooo:rsid="00e9ddbd"/>
    </style:style>
    <style:style style:name="T9" style:family="text">
      <style:text-properties officeooo:rsid="0175108d"/>
    </style:style>
    <style:style style:name="T10" style:family="text">
      <style:text-properties fo:font-style="normal" fo:font-weight="normal" style:font-style-asian="normal" style:font-weight-asian="normal"/>
    </style:style>
    <style:style style:name="T11" style:family="text">
      <style:text-properties fo:font-style="normal" fo:font-weight="normal" officeooo:rsid="013457f5" style:font-style-asian="normal" style:font-weight-asian="normal"/>
    </style:style>
    <style:style style:name="T12" style:family="text">
      <style:text-properties fo:font-style="normal" officeooo:rsid="0198e941" style:font-style-asian="normal" style:font-style-complex="normal"/>
    </style:style>
    <style:style style:name="T13" style:family="text">
      <style:text-properties fo:font-style="normal" officeooo:rsid="00bb26c9" style:font-style-asian="normal" style:font-style-complex="normal"/>
    </style:style>
    <style:style style:name="T14" style:family="text">
      <style:text-properties fo:font-style="normal" officeooo:rsid="013457f5" style:font-style-asian="normal" style:font-style-complex="normal"/>
    </style:style>
    <style:style style:name="T15" style:family="text">
      <style:text-properties officeooo:rsid="0169fb07"/>
    </style:style>
    <style:style style:name="T16" style:family="text">
      <style:text-properties officeooo:rsid="0174acae"/>
    </style:style>
    <style:style style:name="T17" style:family="text">
      <style:text-properties officeooo:rsid="00bb26c9"/>
    </style:style>
    <style:style style:name="T18" style:family="text">
      <style:text-properties officeooo:rsid="017327b3"/>
    </style:style>
    <style:style style:name="T19" style:family="text">
      <style:text-properties fo:font-variant="normal" fo:text-transform="none" fo:letter-spacing="normal" loext:padding="0in" loext:border="none"/>
    </style:style>
    <style:style style:name="T20" style:family="text">
      <style:text-properties fo:font-variant="normal" fo:text-transform="none" fo:letter-spacing="normal" officeooo:rsid="00f91d77" loext:padding="0in" loext:border="none"/>
    </style:style>
    <style:style style:name="T21" style:family="text">
      <style:text-properties officeooo:rsid="01a8663e"/>
    </style:style>
    <style:style style:name="T22" style:family="text">
      <style:text-properties officeooo:rsid="012b8ad0"/>
    </style:style>
    <style:style style:name="T23" style:family="text">
      <style:text-properties officeooo:rsid="0134e36a"/>
    </style:style>
    <style:style style:name="T24" style:family="text">
      <style:text-properties officeooo:rsid="01a8337e"/>
    </style:style>
    <style:style style:name="T25" style:family="text">
      <style:text-properties officeooo:rsid="018d6ef5"/>
    </style:style>
    <style:style style:name="T26" style:family="text">
      <style:text-properties officeooo:rsid="010f3881"/>
    </style:style>
    <style:style style:name="T27" style:family="text">
      <style:text-properties officeooo:rsid="0137372b"/>
    </style:style>
    <style:style style:name="T28" style:family="text">
      <style:text-properties officeooo:rsid="01081939"/>
    </style:style>
    <style:style style:name="T29" style:family="text">
      <style:text-properties officeooo:rsid="019c9efb"/>
    </style:style>
    <style:style style:name="T30" style:family="text">
      <style:text-properties officeooo:rsid="01a261e7"/>
    </style:style>
    <style:style style:name="T31" style:family="text">
      <style:text-properties officeooo:rsid="019b3958"/>
    </style:style>
    <style:style style:name="T32" style:family="text">
      <style:text-properties officeooo:rsid="01a167cb"/>
    </style:style>
    <style:style style:name="T33" style:family="text">
      <style:text-properties fo:font-style="normal" fo:font-weight="normal" officeooo:rsid="012b8ad0" style:font-style-asian="normal" style:font-weight-asian="normal"/>
    </style:style>
    <style:style style:name="T34" style:family="text">
      <style:text-properties officeooo:rsid="012ce6d5"/>
    </style:style>
    <style:style style:name="T35" style:family="text">
      <style:text-properties officeooo:rsid="011e7bad"/>
    </style:style>
    <style:style style:name="T36" style:family="text">
      <style:text-properties fo:font-weight="normal" style:font-style-asian="normal" style:font-weight-asian="normal" style:font-style-complex="normal"/>
    </style:style>
    <style:style style:name="T37" style:family="text">
      <style:text-properties fo:font-weight="normal" officeooo:rsid="0158b02e" style:font-style-asian="normal" style:font-weight-asian="normal" style:font-style-complex="normal"/>
    </style:style>
    <style:style style:name="T38" style:family="text">
      <style:text-properties style:font-style-asian="normal" style:font-style-complex="normal"/>
    </style:style>
    <style:style style:name="T39" style:family="text">
      <style:text-properties officeooo:rsid="0174f138" style:font-style-asian="normal" style:font-style-complex="normal"/>
    </style:style>
    <style:style style:name="T40" style:family="text">
      <style:text-properties style:use-window-font-color="true" loext:opacity="0%" officeooo:rsid="015b1c6b" style:font-style-asian="normal" style:font-style-complex="normal"/>
    </style:style>
    <style:style style:name="T41" style:family="text">
      <style:text-properties fo:font-variant="normal" fo:text-transform="none" fo:color="#eaecf0" loext:opacity="100%" fo:letter-spacing="normal" fo:font-weight="normal"/>
    </style:style>
    <style:style style:name="T42" style:family="text">
      <style:text-properties fo:font-variant="normal" fo:text-transform="none" fo:color="#eaecf0" loext:opacity="100%" fo:letter-spacing="normal" fo:font-weight="normal" officeooo:rsid="015b1c6b"/>
    </style:style>
    <style:style style:name="T43" style:family="text">
      <style:text-properties officeooo:rsid="011a2db8"/>
    </style:style>
    <style:style style:name="T44" style:family="text">
      <style:text-properties officeooo:rsid="0129a326"/>
    </style:style>
    <style:style style:name="T45" style:family="text">
      <style:text-properties fo:font-style="normal" fo:font-weight="normal" officeooo:rsid="0130bdd1" style:font-style-asian="normal" style:font-weight-asian="normal"/>
    </style:style>
    <style:style style:name="T46" style:family="text">
      <style:text-properties officeooo:rsid="0181a3a3"/>
    </style:style>
    <style:style style:name="T47" style:family="text">
      <style:text-properties fo:font-style="normal" fo:font-weight="normal" officeooo:rsid="0192d19f" style:font-style-asian="normal" style:font-weight-asian="normal"/>
    </style:style>
    <style:style style:name="T48" style:family="text">
      <style:text-properties officeooo:rsid="01868aa7"/>
    </style:style>
    <style:style style:name="T49" style:family="text">
      <style:text-properties style:use-window-font-color="true" loext:opacity="0%" officeooo:rsid="0184c564"/>
    </style:style>
    <style:style style:name="T50" style:family="text">
      <style:text-properties officeooo:rsid="0187633d"/>
    </style:style>
    <style:style style:name="T51" style:family="text">
      <style:text-properties officeooo:rsid="01830958"/>
    </style:style>
    <style:style style:name="T52" style:family="text">
      <style:text-properties officeooo:rsid="00ff2441"/>
    </style:style>
    <style:style style:name="T53" style:family="text">
      <style:text-properties officeooo:rsid="01397af0"/>
    </style:style>
    <style:style style:name="T54" style:family="text">
      <style:text-properties officeooo:rsid="013a0be5"/>
    </style:style>
    <style:style style:name="T55" style:family="text">
      <style:text-properties style:use-window-font-color="true" loext:opacity="0%" officeooo:rsid="01910a80"/>
    </style:style>
    <style:style style:name="T56" style:family="text">
      <style:text-properties style:use-window-font-color="true" loext:opacity="0%" fo:font-style="normal" fo:font-weight="normal" officeooo:rsid="019b00d4" style:font-style-asian="normal" style:font-weight-asian="normal"/>
    </style:style>
    <style:style style:name="T57" style:family="text">
      <style:text-properties fo:font-style="normal" fo:font-weight="normal" officeooo:rsid="019b00d4" style:font-style-asian="normal" style:font-weight-asian="normal"/>
    </style:style>
    <style:style style:name="T58" style:family="text">
      <style:text-properties style:text-underline-style="solid" style:text-underline-width="auto" style:text-underline-color="font-color" officeooo:rsid="01a3458e"/>
    </style:style>
    <style:style style:name="T59" style:family="text">
      <style:text-properties style:text-underline-style="solid" style:text-underline-width="auto" style:text-underline-color="font-color" officeooo:rsid="00f02c48"/>
    </style:style>
    <style:style style:name="T60" style:family="text">
      <style:text-properties officeooo:rsid="0146bed6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style:text-underline-style="solid" style:text-underline-width="auto" style:text-underline-color="font-color" officeooo:rsid="00d9ac3a"/>
    </style:style>
    <style:style style:name="T63" style:family="text">
      <style:text-properties officeooo:rsid="012dd9b5"/>
    </style:style>
    <style:style style:name="T64" style:family="text">
      <style:text-properties officeooo:rsid="017544bf"/>
    </style:style>
    <style:style style:name="T65" style:family="text">
      <style:text-properties officeooo:rsid="01a3458e"/>
    </style:style>
    <style:style style:name="T66" style:family="text">
      <style:text-properties officeooo:rsid="01205fec"/>
    </style:style>
    <style:style style:name="T67" style:family="text">
      <style:text-properties officeooo:rsid="018b4569"/>
    </style:style>
    <style:style style:name="T68" style:family="text">
      <style:text-properties fo:font-style="normal" officeooo:rsid="0120adaf" style:font-style-asian="normal" style:font-style-complex="normal"/>
    </style:style>
    <style:style style:name="T69" style:family="text">
      <style:text-properties fo:font-style="normal" officeooo:rsid="018b4569" style:font-style-asian="normal" style:font-style-complex="normal"/>
    </style:style>
    <style:style style:name="T70" style:family="text">
      <style:text-properties fo:font-style="normal" officeooo:rsid="01abbe25" style:font-style-asian="normal" style:font-style-complex="normal"/>
    </style:style>
    <style:style style:name="T71" style:family="text">
      <style:text-properties fo:font-variant="normal" fo:text-transform="none" fo:color="#e8e8e8" loext:opacity="100%" fo:letter-spacing="normal" fo:font-style="normal" officeooo:rsid="012e36b6" style:font-style-asian="normal" style:font-style-complex="normal"/>
    </style:style>
    <style:style style:name="T72" style:family="text">
      <style:text-properties officeooo:rsid="00f2c828"/>
    </style:style>
    <style:style style:name="T73" style:family="text">
      <style:text-properties officeooo:rsid="00bfc095"/>
    </style:style>
    <style:style style:name="T74" style:family="text">
      <style:text-properties officeooo:rsid="0140e9da"/>
    </style:style>
    <style:style style:name="T75" style:family="text">
      <style:text-properties officeooo:rsid="018a3ddf"/>
    </style:style>
    <style:style style:name="T76" style:family="text">
      <style:text-properties officeooo:rsid="01099eba"/>
    </style:style>
    <style:style style:name="T77" style:family="text">
      <style:text-properties fo:font-style="italic" officeooo:rsid="00bb26c9" style:font-style-asian="italic" style:font-style-complex="italic"/>
    </style:style>
    <style:style style:name="T78" style:family="text">
      <style:text-properties fo:font-style="normal" officeooo:rsid="00b71ea4" style:font-style-asian="normal" style:font-style-complex="normal"/>
    </style:style>
    <style:style style:name="T79" style:family="text">
      <style:text-properties officeooo:rsid="0109d48b"/>
    </style:style>
    <style:style style:name="T80" style:family="text">
      <style:text-properties officeooo:rsid="0108cb16"/>
    </style:style>
    <style:style style:name="T81" style:family="text">
      <style:text-properties officeooo:rsid="018c2ebb"/>
    </style:style>
    <style:style style:name="T82" style:family="text">
      <style:text-properties officeooo:rsid="0104a4da"/>
    </style:style>
    <style:style style:name="T83" style:family="text">
      <style:text-properties fo:font-style="normal" officeooo:rsid="01099eba" style:font-style-asian="normal" style:font-style-complex="normal"/>
    </style:style>
    <style:style style:name="T84" style:family="text">
      <style:text-properties fo:font-style="normal" officeooo:rsid="017d33d2" style:font-style-asian="normal" style:font-style-complex="normal"/>
    </style:style>
    <style:style style:name="T85" style:family="text">
      <style:text-properties officeooo:rsid="01065221"/>
    </style:style>
    <style:style style:name="T86" style:family="text">
      <style:text-properties officeooo:rsid="00e539b7"/>
    </style:style>
    <style:style style:name="T87" style:family="text">
      <style:text-properties officeooo:rsid="00df747b"/>
    </style:style>
    <style:style style:name="T88" style:family="text">
      <style:text-properties officeooo:rsid="00e1fa67"/>
    </style:style>
    <style:style style:name="T89" style:family="text">
      <style:text-properties officeooo:rsid="00e47eab"/>
    </style:style>
    <style:style style:name="T90" style:family="text">
      <style:text-properties officeooo:rsid="00f1e762"/>
    </style:style>
    <style:style style:name="T91" style:family="text">
      <style:text-properties officeooo:rsid="00f1f5a5"/>
    </style:style>
    <style:style style:name="T92" style:family="text">
      <style:text-properties officeooo:rsid="01a607f2"/>
    </style:style>
    <style:style style:name="T93" style:family="text">
      <style:text-properties officeooo:rsid="01003711"/>
    </style:style>
    <style:style style:name="T94" style:family="text">
      <style:text-properties officeooo:rsid="0101370b"/>
    </style:style>
    <style:style style:name="T95" style:family="text">
      <style:text-properties officeooo:rsid="0171bc8e"/>
    </style:style>
    <style:style style:name="T96" style:family="text">
      <style:text-properties officeooo:rsid="0153896f"/>
    </style:style>
    <style:style style:name="T97" style:family="text">
      <style:text-properties fo:font-style="normal" fo:font-weight="normal" officeooo:rsid="01a791d7" style:font-style-asian="normal" style:font-weight-asian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 mass</text:p>
      <text:p text:style-name="P1">d distance</text:p>
      <text:p text:style-name="P1">θ angle</text:p>
      <text:p text:style-name="P1">t time</text:p>
      <text:p text:style-name="P1">E energy</text:p>
      <text:p text:style-name="P1"/>
      <text:p text:style-name="P1"><draw:frame draw:style-name="fr1" draw:name="Object2" text:anchor-type="as-char" svg:y="-0.2398in" svg:width="0.4016in" svg:height="0.2898in" draw:z-index="0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1">=</text:span><draw:frame draw:style-name="fr1" draw:name="Object3" text:anchor-type="as-char" svg:y="-0.3374in" svg:width="0.2335in" svg:height="0.5811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1">=</text:span>v speed</text:p>
      <text:p text:style-name="P1"/>
      <text:p text:style-name="P1"><draw:frame draw:style-name="fr1" draw:name="Object15" text:anchor-type="as-char" svg:y="-0.2398in" svg:width="0.4in" svg:height="0.2898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1">=</text:span><draw:frame draw:style-name="fr1" draw:name="Object4" text:anchor-type="as-char" svg:y="-0.3374in" svg:width="0.2398in" svg:height="0.5811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1">=</text:span>a acceleration</text:p>
      <text:p text:style-name="P1"/>
      <text:p text:style-name="P1"><draw:frame draw:style-name="fr1" draw:name="Object17" text:anchor-type="as-char" svg:y="-0.2398in" svg:width="0.4016in" svg:height="0.2898in" draw:z-index="4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1">=</text:span><draw:frame draw:style-name="fr1" draw:name="Object5" text:anchor-type="as-char" svg:y="-0.3374in" svg:width="0.2335in" svg:height="0.5811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1">=</text:span>ω angular speed</text:p>
      <text:p text:style-name="P1"/>
      <text:p text:style-name="P1"><draw:frame draw:style-name="fr1" draw:name="Object6" text:anchor-type="as-char" svg:y="-0.2398in" svg:width="0.4in" svg:height="0.2898in" draw:z-index="6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1">=</text:span><draw:frame draw:style-name="fr1" draw:name="Object16" text:anchor-type="as-char" svg:y="-0.3374in" svg:width="0.2425in" svg:height="0.5811in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1">=</text:span>α angular acceleration</text:p>
      <text:p text:style-name="P1"/>
      <text:p text:style-name="P1"><draw:frame draw:style-name="fr1" draw:name="Object7" text:anchor-type="as-char" svg:y="-0.2398in" svg:width="0.502in" svg:height="0.3783in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1">=</text:span><draw:frame draw:style-name="fr1" draw:name="Object1" text:anchor-type="as-char" svg:y="-0.4264in" svg:width="0.3339in" svg:height="0.6701in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1">=</text:span>F force</text:p>
      <text:p text:style-name="P1"/>
      <text:p text:style-name="P1"><draw:frame draw:style-name="fr1" draw:name="Object8" text:anchor-type="as-char" svg:y="-0.2398in" svg:width="0.502in" svg:height="0.3783in" draw:z-index="10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1">=</text:span><draw:frame draw:style-name="fr1" draw:name="Object9" text:anchor-type="as-char" svg:y="-0.4264in" svg:width="0.3339in" svg:height="0.6701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1">=</text:span>τ torque</text:p>
      <text:p text:style-name="P1"/>
      <text:p text:style-name="P2"><draw:frame draw:style-name="fr1" draw:name="Object20" text:anchor-type="as-char" svg:y="-0.2398in" svg:width="0.702in" svg:height="0.3783in" draw:z-index="13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1">=</text:span><draw:frame draw:style-name="fr1" draw:name="Object23" text:anchor-type="as-char" svg:y="-0.4264in" svg:width="0.5339in" svg:height="0.6701in" draw:z-index="14"><draw:object xlink:href="./Object 23" xlink:type="simple" xlink:show="embed" xlink:actuate="onLoad"/><draw:image xlink:href="./ObjectReplacements/Object 23" xlink:type="simple" xlink:show="embed" xlink:actuate="onLoad"/><svg:desc>formula</svg:desc></draw:frame><text:span text:style-name="T1">=</text:span>P power</text:p>
      <text:p text:style-name="P1"/>
      <text:p text:style-name="P3"><draw:frame draw:style-name="fr1" draw:name="Object19" text:anchor-type="as-char" svg:y="-0.2398in" svg:width="0.4173in" svg:height="0.2898in" draw:z-index="15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1">=</text:span><draw:frame draw:style-name="fr1" draw:name="Object32" text:anchor-type="as-char" svg:y="-0.3374in" svg:width="0.2492in" svg:height="0.5811in" draw:z-index="16"><draw:object xlink:href="./Object 28" xlink:type="simple" xlink:show="embed" xlink:actuate="onLoad"/><draw:image xlink:href="./ObjectReplacements/Object 28" xlink:type="simple" xlink:show="embed" xlink:actuate="onLoad"/><svg:desc>formula</svg:desc></draw:frame><text:span text:style-name="T1">=</text:span>b <text:span text:style-name="T2">volume</text:span> flow rate</text:p>
      <text:p text:style-name="P1"/>
      <text:p text:style-name="P1"><draw:frame draw:style-name="fr1" draw:name="Object10" text:anchor-type="as-char" svg:y="-0.2398in" svg:width="0.4028in" svg:height="0.2898in" draw:z-index="17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1">=</text:span><draw:frame draw:style-name="fr1" draw:name="Object14" text:anchor-type="as-char" svg:y="-0.3374in" svg:width="0.2346in" svg:height="0.5811in" draw:z-index="18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1">=</text:span><text:span text:style-name="T3">f</text:span> mass flow rate</text:p>
      <text:p text:style-name="P1"/>
      <text:p text:style-name="P1"><draw:frame draw:style-name="fr1" draw:name="Object24" text:anchor-type="as-char" svg:y="-0.2398in" svg:width="0.4035in" svg:height="0.2898in" draw:z-index="19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1">=</text:span><draw:frame draw:style-name="fr1" draw:name="Object25" text:anchor-type="as-char" svg:y="-0.3374in" svg:width="0.2346in" svg:height="0.5811in" draw:z-index="20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1">=</text:span><text:span text:style-name="T4">h </text:span><text:span text:style-name="T5">temperature</text:span></text:p>
      <text:p text:style-name="P1"/>
      <text:p text:style-name="P1"><draw:frame draw:style-name="fr1" draw:name="Object28" text:anchor-type="as-char" svg:y="-0.2398in" svg:width="0.4047in" svg:height="0.2898in" draw:z-index="21"><draw:object xlink:href="./Object 18" xlink:type="simple" xlink:show="embed" xlink:actuate="onLoad"/><draw:image xlink:href="./ObjectReplacements/Object 18" xlink:type="simple" xlink:show="embed" xlink:actuate="onLoad"/><svg:desc>formula</svg:desc></draw:frame><text:span text:style-name="T1">=</text:span><draw:frame draw:style-name="fr1" draw:name="Object29" text:anchor-type="as-char" svg:y="-0.3374in" svg:width="0.2366in" svg:height="0.5811in" draw:z-index="22"><draw:object xlink:href="./Object 20" xlink:type="simple" xlink:show="embed" xlink:actuate="onLoad"/><draw:image xlink:href="./ObjectReplacements/Object 20" xlink:type="simple" xlink:show="embed" xlink:actuate="onLoad"/><svg:desc>formula</svg:desc></draw:frame><text:span text:style-name="T1">=</text:span>l areal velocity</text:p>
      <text:p text:style-name="P1"/>
      <text:p text:style-name="P4"><draw:frame draw:style-name="fr1" draw:name="Object27" text:anchor-type="as-char" svg:y="-0.2398in" svg:width="0.4189in" svg:height="0.2898in" draw:z-index="23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1">=</text:span><draw:frame draw:style-name="fr1" draw:name="Object11" text:anchor-type="as-char" svg:y="-0.3374in" svg:width="0.2492in" svg:height="0.5811in" draw:z-index="24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">=</text:span>ρ density</text:p>
      <text:p text:style-name="P1"/>
      <text:p text:style-name="P4"><draw:frame draw:style-name="fr1" draw:name="Object91" text:anchor-type="as-char" svg:y="-0.2398in" svg:width="0.4047in" svg:height="0.2898in" draw:z-index="25"><draw:object xlink:href="./Object 91" xlink:type="simple" xlink:show="embed" xlink:actuate="onLoad"/><draw:image xlink:href="./ObjectReplacements/Object 91" xlink:type="simple" xlink:show="embed" xlink:actuate="onLoad"/><svg:desc>formula</svg:desc></draw:frame><text:span text:style-name="T1">=</text:span><draw:frame draw:style-name="fr1" draw:name="Object26" text:anchor-type="as-char" svg:y="-0.3374in" svg:width="0.2366in" svg:height="0.5811in" draw:z-index="26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1">=</text:span><text:span text:style-name="T6">p</text:span><text:span text:style-name="T7"> </text:span>pressure</text:p>
      <text:p text:style-name="P1"/>
      <text:p text:style-name="P1">Absolute inertial rotation reference frame ( when <draw:frame draw:style-name="fr1" draw:name="Object12" text:anchor-type="as-char" svg:y="-0.1398in" svg:width="0.2in" svg:height="0.2783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=ω=0 ) : regarding <text:span text:style-name="T8">an </text:span>inertial translation reference frame .</text:p>
      <text:p text:style-name="P1"/>
      <text:p text:style-name="P1"/>
      <text:p text:style-name="P5">By convention all square roots are <text:span text:style-name="T9">0&lt;</text:span> .</text:p>
      <text:p text:style-name="P6"/>
      <text:p text:style-name="P7">sin sinus</text:p>
      <text:p text:style-name="P7">cos cosinus</text:p>
      <text:p text:style-name="P7">tan tangent</text:p>
      <text:p text:style-name="P8">r ratio</text:p>
      <text:p text:style-name="P9">⫰ minimum</text:p>
      <text:p text:style-name="P9">⫯ maximum</text:p>
      <text:p text:style-name="P10"><text:span text:style-name="T10">∞ </text:span><text:span text:style-name="T11">infinity</text:span></text:p>
      <text:p text:style-name="P11"><text:span text:style-name="T12">‘</text:span><text:span text:style-name="T13"> </text:span><text:span text:style-name="T14">infinitesimal</text:span></text:p>
      <text:p text:style-name="P12">N <text:span text:style-name="T15">integer</text:span><text:span text:style-name="T6"> number</text:span></text:p>
      <text:p text:style-name="P13">A<text:span text:style-name="T16">=</text:span>±<text:span text:style-name="T17"><draw:frame draw:style-name="fr1" draw:name="Object97" text:anchor-type="as-char" svg:y="-0.3374in" svg:width="0.3346in" svg:height="0.5811in" draw:z-index="28"><draw:object xlink:href="./Object 97" xlink:type="simple" xlink:show="embed" xlink:actuate="onLoad"/><draw:image xlink:href="./ObjectReplacements/Object 97" xlink:type="simple" xlink:show="embed" xlink:actuate="onLoad"/><svg:desc>formula</svg:desc></draw:frame></text:span> fraction <text:span text:style-name="T15">number</text:span></text:p>
      <text:p text:style-name="P14">I irrational number</text:p>
      <text:p text:style-name="P15">x the typical variable</text:p>
      <text:p text:style-name="P15">y the typical function</text:p>
      <text:p text:style-name="P16">z the typical <draw:frame draw:style-name="fr1" draw:name="Object96" text:anchor-type="as-char" svg:y="-0.2398in" svg:width="0.3in" svg:height="0.2898in" draw:z-index="29"><draw:object xlink:href="./Object 96" xlink:type="simple" xlink:show="embed" xlink:actuate="onLoad"/><draw:image xlink:href="./ObjectReplacements/Object 96" xlink:type="simple" xlink:show="embed" xlink:actuate="onLoad"/><svg:desc>formula</svg:desc></draw:frame><text:s/><text:span text:style-name="T18">coordinate for 3D</text:span></text:p>
      <text:p text:style-name="P1">∥ parallel</text:p>
      <text:p text:style-name="P1">⟂ pependicular</text:p>
      <text:p text:style-name="P17"><text:span text:style-name="T19">⌓ </text:span><text:span text:style-name="T20">segment</text:span></text:p>
      <text:p text:style-name="P18"><text:span text:style-name="T21">|</text:span> <text:span text:style-name="T22">line</text:span></text:p>
      <text:p text:style-name="P19"><text:span text:style-name="T17"><draw:frame draw:style-name="fr1" draw:name="Object33" text:anchor-type="as-char" svg:y="-0.1398in" svg:width="0.2in" svg:height="0.2783in" draw:z-index="30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7"><text:s/></text:span><text:span text:style-name="T23">rotation </text:span><text:span text:style-name="T24">axis</text:span></text:p>
      <text:p text:style-name="P19"><draw:frame draw:style-name="fr1" draw:name="Object39" text:anchor-type="as-char" svg:y="-0.1398in" svg:width="0.3in" svg:height="0.3673in" draw:z-index="31"><draw:object xlink:href="./Object 35" xlink:type="simple" xlink:show="embed" xlink:actuate="onLoad"/><draw:image xlink:href="./ObjectReplacements/Object 35" xlink:type="simple" xlink:show="embed" xlink:actuate="onLoad"/><svg:desc>formula</svg:desc></draw:frame><text:s/><text:span text:style-name="T25">radius</text:span></text:p>
      <text:p text:style-name="P18">. <text:span text:style-name="T26">point</text:span></text:p>
      <text:p text:style-name="P1">• center</text:p>
      <text:p text:style-name="P20"><text:span text:style-name="T17"><draw:frame draw:style-name="fr1" draw:name="Object67" text:anchor-type="as-char" svg:y="-0.1398in" svg:width="0.2in" svg:height="0.2783in" draw:z-index="32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7"><text:s/></text:span><text:span text:style-name="T23">rotation </text:span><text:span text:style-name="T21">c</text:span><text:span text:style-name="T24">enter</text:span></text:p>
      <text:p text:style-name="P1"><text:span text:style-name="T27">\</text:span> <text:span text:style-name="T28">tangent</text:span></text:p>
      <text:p text:style-name="P21"><draw:frame draw:style-name="fr1" draw:name="Object54" text:anchor-type="as-char" svg:y="-0.1398in" svg:width="0.5189in" svg:height="0.3673in" draw:z-index="33"><draw:object xlink:href="./Object 47" xlink:type="simple" xlink:show="embed" xlink:actuate="onLoad"/><draw:image xlink:href="./ObjectReplacements/Object 47" xlink:type="simple" xlink:show="embed" xlink:actuate="onLoad"/><svg:desc>formula</svg:desc></draw:frame><text:s/><text:span text:style-name="T29">periapsis</text:span></text:p>
      <text:p text:style-name="P21"><draw:frame draw:style-name="fr1" draw:name="Object56" text:anchor-type="as-char" svg:y="-0.1398in" svg:width="0.5189in" svg:height="0.3673in" draw:z-index="34"><draw:object xlink:href="./Object 54" xlink:type="simple" xlink:show="embed" xlink:actuate="onLoad"/><draw:image xlink:href="./ObjectReplacements/Object 54" xlink:type="simple" xlink:show="embed" xlink:actuate="onLoad"/><svg:desc>formula</svg:desc></draw:frame><text:s/><text:span text:style-name="T29">apoapsis</text:span></text:p>
      <text:p text:style-name="P22"><draw:frame draw:style-name="fr1" draw:name="Object58" text:anchor-type="as-char" svg:y="-0.1398in" svg:width="0.2in" svg:height="0.2783in" draw:z-index="35"><draw:object xlink:href="./Object 58" xlink:type="simple" xlink:show="embed" xlink:actuate="onLoad"/><draw:image xlink:href="./ObjectReplacements/Object 58" xlink:type="simple" xlink:show="embed" xlink:actuate="onLoad"/><svg:desc>formula</svg:desc></draw:frame><text:s/><text:span text:style-name="T30">s</text:span>emi-latus rectum</text:p>
      <text:p text:style-name="P23"><draw:frame draw:style-name="fr1" draw:name="Object57" text:anchor-type="as-char" svg:y="-0.1398in" svg:width="0.4in" svg:height="0.2783in" draw:z-index="36"><draw:object xlink:href="./Object 57" xlink:type="simple" xlink:show="embed" xlink:actuate="onLoad"/><draw:image xlink:href="./ObjectReplacements/Object 57" xlink:type="simple" xlink:show="embed" xlink:actuate="onLoad"/><svg:desc>formula</svg:desc></draw:frame><text:s/><text:span text:style-name="T30">s</text:span><text:span text:style-name="T31">emi-m</text:span><text:span text:style-name="T32">in</text:span><text:span text:style-name="T31">or axis</text:span></text:p>
      <text:p text:style-name="P21"><draw:frame draw:style-name="fr1" draw:name="Object47" text:anchor-type="as-char" svg:y="-0.1398in" svg:width="0.4in" svg:height="0.2783in" draw:z-index="37"><draw:object xlink:href="./Object 36" xlink:type="simple" xlink:show="embed" xlink:actuate="onLoad"/><draw:image xlink:href="./ObjectReplacements/Object 36" xlink:type="simple" xlink:show="embed" xlink:actuate="onLoad"/><svg:desc>formula</svg:desc></draw:frame><text:s/><text:span text:style-name="T30">s</text:span><text:span text:style-name="T31">emi-major axis</text:span></text:p>
      <text:p text:style-name="P10"><text:span text:style-name="T10">⨡ </text:span><text:span text:style-name="T33">projected to</text:span></text:p>
      <text:p text:style-name="P24">┤ applied <text:span text:style-name="T34">to</text:span></text:p>
      <text:p text:style-name="P1">S surface</text:p>
      <text:p text:style-name="P1">V volume</text:p>
      <text:p text:style-name="P1">D drag</text:p>
      <text:p text:style-name="P1">L lift</text:p>
      <text:p text:style-name="P25">o orbit</text:p>
      <text:p text:style-name="P26">○ <text:span text:style-name="T35">circle</text:span></text:p>
      <text:p text:style-name="P27"><text:span text:style-name="T36">◷</text:span><text:span text:style-name="T37">=</text:span><text:span text:style-name="T38"><draw:frame draw:style-name="fr1" draw:name="Object94" text:anchor-type="as-char" svg:y="-0.3374in" svg:width="0.352in" svg:height="0.6701in" draw:z-index="38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39">=I</text:span><text:span text:style-name="T40">≈</text:span><text:span text:style-name="T41">6.283</text:span><text:span text:style-name="T42"> https://en.wikipedia.org/wiki/Tau_(mathematics)</text:span></text:p>
      <text:p text:style-name="P26">⬭ <text:span text:style-name="T43">ellipse</text:span></text:p>
      <text:p text:style-name="P28">▻ <text:span text:style-name="T44">cone</text:span></text:p>
      <text:p text:style-name="P10"><text:span text:style-name="T10">ε </text:span><text:span text:style-name="T45">eccentricity</text:span></text:p>
      <text:p text:style-name="P1"><text:span text:style-name="T46">[</text:span> ejected</text:p>
      <text:p text:style-name="P10"><text:span text:style-name="T10">← </text:span><text:span text:style-name="T47">previous</text:span></text:p>
      <text:p text:style-name="P1"><text:span text:style-name="T46">#</text:span> simulated</text:p>
      <text:p text:style-name="P1">杕 <text:span text:style-name="T48">alone</text:span></text:p>
      <text:p text:style-name="P10"><text:span text:style-name="T10">﬩</text:span><text:span text:style-name="T49"> to add</text:span></text:p>
      <text:p text:style-name="P29">∈ <text:span text:style-name="T50">belong to</text:span></text:p>
      <text:p text:style-name="P30">§ potential</text:p>
      <text:p text:style-name="P31">→ vector</text:p>
      <text:p text:style-name="P32"><text:span text:style-name="T51">]</text:span><text:span text:style-name="T52"> i</text:span>nfinitesimal thick tube</text:p>
      <text:p text:style-name="P33">g gravity</text:p>
      <text:p text:style-name="P34">G<text:span text:style-name="T53">=</text:span><text:span text:style-name="T13"><draw:frame draw:style-name="fr1" draw:name="Object87" text:anchor-type="as-char" svg:y="-0.2484in" svg:width="1.6335in" svg:height="0.4035in" draw:z-index="39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54">=</text:span><text:span text:style-name="T53">0.000000000066743 </text:span>the gravitational constant</text:p>
      <text:p text:style-name="P35"><text:span text:style-name="T55">f frequency</text:span><text:span text:style-name="T56"/></text:p>
      <text:p text:style-name="P10"><text:span text:style-name="T10">□ </text:span><text:span text:style-name="T57">medium</text:span></text:p>
      <text:p text:style-name="P36"><text:span text:style-name="T10">⨁ </text:span><text:span text:style-name="T57">receiver</text:span></text:p>
      <text:p text:style-name="P1"><text:span text:style-name="T58">x</text:span> fixed variable ( e.g. C , k , m , F ... )</text:p>
      <text:p text:style-name="P37"><text:span text:style-name="T59">k</text:span> the proportionality <text:span text:style-name="T60">f</text:span>ixed variable</text:p>
      <text:p text:style-name="P37"><text:span text:style-name="T61">C</text:span> the antiderivative fixed variable</text:p>
      <text:p text:style-name="P37"><text:span text:style-name="T62">j</text:span> <text:span text:style-name="T63">the 2 </text:span><text:span text:style-name="T24">orbital </text:span><text:span text:style-name="T63">m</text:span><text:span text:style-name="T64">asses</text:span><text:span text:style-name="T63"> fixed variabl</text:span><text:span text:style-name="T65">e</text:span></text:p>
      <text:p text:style-name="P1"/>
      <text:p text:style-name="P38">♂ centrifugal</text:p>
      <text:p text:style-name="P38">-♂ centripetal</text:p>
      <text:p text:style-name="P1"/>
      <text:p text:style-name="P39"><draw:frame draw:style-name="fr1" draw:name="Object83" text:anchor-type="as-char" svg:y="-0.1398in" svg:width="0.2181in" svg:height="0.2783in" draw:z-index="40"><draw:object xlink:href="./Object 83" xlink:type="simple" xlink:show="embed" xlink:actuate="onLoad"/><draw:image xlink:href="./ObjectReplacements/Object 83" xlink:type="simple" xlink:show="embed" xlink:actuate="onLoad"/><svg:desc>formula</svg:desc></draw:frame><text:s/><text:span text:style-name="T66">: </text:span><text:span text:style-name="T67">x</text:span><text:span text:style-name="T13">-</text:span><text:span text:style-name="T13"><draw:frame draw:style-name="fr1" draw:name="Object92" text:anchor-type="as-char" svg:y="-0.1398in" svg:width="0.202in" svg:height="0.2783in" draw:z-index="41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p>
      <text:p text:style-name="P40"><text:span text:style-name="T68"><draw:frame draw:style-name="fr1" draw:name="Object99" text:anchor-type="as-char" svg:y="-0.1398in" svg:width="0.202in" svg:height="0.2783in" draw:z-index="42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68"><text:s/>: </text:span><text:span text:style-name="T69">x</text:span><text:span text:style-name="T13">-</text:span><text:span text:style-name="T13"><draw:frame draw:style-name="fr1" draw:name="Object85" text:anchor-type="as-char" svg:y="-0.1398in" svg:width="0.202in" svg:height="0.2783in" draw:z-index="43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68">=</text:span><text:span text:style-name="T13">’ </text:span><text:span text:style-name="T70">or</text:span><text:span text:style-name="T71"> -’</text:span></text:p>
      <text:p text:style-name="P1"/>
      <text:p text:style-name="P41"><text:span text:style-name="T13"><draw:frame draw:style-name="fr1" draw:name="Object98" text:anchor-type="as-char" svg:y="-0.1398in" svg:width="0.2063in" svg:height="0.2783in" draw:z-index="44"><draw:object xlink:href="./Object 98" xlink:type="simple" xlink:show="embed" xlink:actuate="onLoad"/><draw:image xlink:href="./ObjectReplacements/Object 98" xlink:type="simple" xlink:show="embed" xlink:actuate="onLoad"/><svg:desc>formula</svg:desc></draw:frame></text:span>=299 792 458</text:p>
      <text:p text:style-name="P42">‘ <text:span text:style-name="T72">relativistic</text:span></text:p>
      <text:p text:style-name="P1"/>
      <text:p text:style-name="P1"/>
      <text:p text:style-name="P43"><text:span text:style-name="T17"><draw:frame draw:style-name="fr1" draw:name="Object42" text:anchor-type="as-char" svg:y="-0.1398in" svg:width="0.7173in" svg:height="0.3673in" draw:z-index="45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73">=</text:span><text:span text:style-name="T17"><draw:frame draw:style-name="fr1" draw:name="Object53" text:anchor-type="as-char" svg:y="-0.2398in" svg:width="0.4098in" svg:height="0.3783in" draw:z-index="46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7">-</text:span><text:span text:style-name="T17"><draw:frame draw:style-name="fr1" draw:name="Object55" text:anchor-type="as-char" svg:y="-0.2398in" svg:width="0.4098in" svg:height="0.4673in" draw:z-index="47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p>
      <text:p text:style-name="P44"/>
      <text:p text:style-name="P45"><draw:frame draw:style-name="fr1" draw:name="Object88" text:anchor-type="as-char" svg:y="-0.1398in" svg:width="0.5134in" svg:height="0.2783in" draw:z-index="48"><draw:object xlink:href="./Object 88" xlink:type="simple" xlink:show="embed" xlink:actuate="onLoad"/><draw:image xlink:href="./ObjectReplacements/Object 88" xlink:type="simple" xlink:show="embed" xlink:actuate="onLoad"/><svg:desc>formula</svg:desc></draw:frame><text:span text:style-name="T73">=</text:span><text:span text:style-name="T67">x</text:span><text:span text:style-name="T74">y</text:span></text:p>
      <text:p text:style-name="P1"/>
      <text:p text:style-name="P1"/>
      <text:p text:style-name="P46">~ <text:span text:style-name="T75">mean</text:span></text:p>
      <text:p text:style-name="P47"/>
      <text:p text:style-name="P48"><text:s/><text:span text:style-name="T67">x</text:span><draw:frame draw:style-name="fr1" draw:name="Object46" text:anchor-type="as-char" svg:y="-0.1398in" svg:width="0.2083in" svg:height="0.2783in" draw:z-index="49"><draw:object xlink:href="./Object 46" xlink:type="simple" xlink:show="embed" xlink:actuate="onLoad"/><draw:image xlink:href="./ObjectReplacements/Object 46" xlink:type="simple" xlink:show="embed" xlink:actuate="onLoad"/><svg:desc>formula</svg:desc></draw:frame><text:span text:style-name="T76">=</text:span><text:span text:style-name="T77"><draw:frame draw:style-name="fr1" draw:name="Object34" text:anchor-type="as-char" svg:y="-0.1398in" svg:width="0.6154in" svg:height="0.3673in" draw:z-index="50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78">=</text:span><text:span text:style-name="T13"><draw:frame draw:style-name="fr1" draw:name="Object50" text:anchor-type="as-char" svg:y="-0.2398in" svg:width="0.4098in" svg:height="0.3783in" draw:z-index="51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13">-</text:span><text:span text:style-name="T13"><draw:frame draw:style-name="fr1" draw:name="Object52" text:anchor-type="as-char" svg:y="-0.2398in" svg:width="0.4098in" svg:height="0.3783in" draw:z-index="52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p>
      <text:p text:style-name="P49"/>
      <text:p text:style-name="P50">⇔<draw:frame draw:style-name="fr1" draw:name="Object49" text:anchor-type="as-char" svg:y="-0.1398in" svg:width="0.2083in" svg:height="0.2783in" draw:z-index="53"><draw:object xlink:href="./Object 49" xlink:type="simple" xlink:show="embed" xlink:actuate="onLoad"/><draw:image xlink:href="./ObjectReplacements/Object 49" xlink:type="simple" xlink:show="embed" xlink:actuate="onLoad"/><svg:desc>formula</svg:desc></draw:frame><text:span text:style-name="T79">=</text:span><text:span text:style-name="T17"><draw:frame draw:style-name="fr1" draw:name="Object51" text:anchor-type="as-char" svg:y="-0.5264in" svg:width="1.6681in" svg:height="0.6811in" draw:z-index="54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p>
      <text:p text:style-name="P1"/>
      <text:p text:style-name="P1"/>
      <text:p text:style-name="P51">∫ root mean square</text:p>
      <text:p text:style-name="P51"/>
      <text:p text:style-name="P52"><text:s/></text:p>
      <text:p text:style-name="P53"><text:span text:style-name="T80"><text:s/></text:span><text:span text:style-name="T81">x</text:span><text:span text:style-name="T82"><draw:frame draw:style-name="fr1" draw:name="Object36" text:anchor-type="as-char" svg:y="-0.2398in" svg:width="0.2075in" svg:height="0.3783in" draw:z-index="55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83">=</text:span><text:span text:style-name="T77"><draw:frame draw:style-name="fr1" draw:name="Object35" text:anchor-type="as-char" svg:y="-0.1398in" svg:width="0.7154in" svg:height="0.4673in" draw:z-index="56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78">=</text:span><text:span text:style-name="T13"><draw:frame draw:style-name="fr1" draw:name="Object37" text:anchor-type="as-char" svg:y="-0.2398in" svg:width="0.402in" svg:height="0.3783in" draw:z-index="57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3"><draw:frame draw:style-name="fr1" draw:name="Object41" text:anchor-type="as-char" svg:y="-0.2398in" svg:width="0.2075in" svg:height="0.2898in" draw:z-index="58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84">)</text:span><text:span text:style-name="T13">-</text:span><text:span text:style-name="T13"><draw:frame draw:style-name="fr1" draw:name="Object38" text:anchor-type="as-char" svg:y="-0.2398in" svg:width="0.402in" svg:height="0.3783in" draw:z-index="59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3"><draw:frame draw:style-name="fr1" draw:name="Object48" text:anchor-type="as-char" svg:y="-0.2398in" svg:width="0.2075in" svg:height="0.2898in" draw:z-index="60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84">)</text:span></text:p>
      <text:p text:style-name="P54"/>
      <text:p text:style-name="P55">⇔<draw:frame draw:style-name="fr1" draw:name="Object43" text:anchor-type="as-char" svg:y="-0.1398in" svg:width="0.2075in" svg:height="0.2783in" draw:z-index="61"><draw:object xlink:href="./Object 41" xlink:type="simple" xlink:show="embed" xlink:actuate="onLoad"/><draw:image xlink:href="./ObjectReplacements/Object 41" xlink:type="simple" xlink:show="embed" xlink:actuate="onLoad"/><svg:desc>formula</svg:desc></draw:frame><text:span text:style-name="T85">=(</text:span><text:span text:style-name="T17"><draw:frame draw:style-name="fr1" draw:name="Object45" text:anchor-type="as-char" svg:y="-0.6264in" svg:width="2.3681in" svg:height="0.7811in" draw:z-index="62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85"><draw:frame draw:style-name="fr1" draw:name="Object44" text:anchor-type="as-char" svg:y="-0.2398in" svg:width="0.4016in" svg:height="0.2898in" draw:z-index="63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<text:p text:style-name="P55"/>
      <text:p text:style-name="P55"/>
      <text:p text:style-name="P56">m=<draw:frame draw:style-name="fr1" draw:name="Object69" text:anchor-type="as-char" svg:y="-0.1398in" svg:width="0.2016in" svg:height="0.2783in" draw:z-index="64"><draw:object xlink:href="./Object 67" xlink:type="simple" xlink:show="embed" xlink:actuate="onLoad"/><draw:image xlink:href="./ObjectReplacements/Object 67" xlink:type="simple" xlink:show="embed" xlink:actuate="onLoad"/><svg:desc>formula</svg:desc></draw:frame><text:span text:style-name="T86">+</text:span><draw:frame draw:style-name="fr1" draw:name="Object70" text:anchor-type="as-char" svg:y="-0.1398in" svg:width="0.2028in" svg:height="0.2783in" draw:z-index="65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57"/>
      <text:p text:style-name="P57"><draw:frame draw:style-name="fr1" draw:name="Object71" text:anchor-type="as-char" svg:y="-0.1398in" svg:width="0.8425in" svg:height="0.4563in" draw:z-index="66"><draw:object xlink:href="./Object 69" xlink:type="simple" xlink:show="embed" xlink:actuate="onLoad"/><draw:image xlink:href="./ObjectReplacements/Object 69" xlink:type="simple" xlink:show="embed" xlink:actuate="onLoad"/><svg:desc>formula</svg:desc></draw:frame><text:span text:style-name="T87">=</text:span><draw:frame draw:style-name="fr1" draw:name="Object72" text:anchor-type="as-char" svg:y="-0.1398in" svg:width="0.7409in" svg:height="0.4563in" draw:z-index="67"><draw:object xlink:href="./Object 70" xlink:type="simple" xlink:show="embed" xlink:actuate="onLoad"/><draw:image xlink:href="./ObjectReplacements/Object 70" xlink:type="simple" xlink:show="embed" xlink:actuate="onLoad"/><svg:desc>formula</svg:desc></draw:frame><text:span text:style-name="T88">+</text:span><draw:frame draw:style-name="fr1" draw:name="Object73" text:anchor-type="as-char" svg:y="-0.1398in" svg:width="0.7425in" svg:height="0.4563in" draw:z-index="68"><draw:object xlink:href="./Object 71" xlink:type="simple" xlink:show="embed" xlink:actuate="onLoad"/><draw:image xlink:href="./ObjectReplacements/Object 71" xlink:type="simple" xlink:show="embed" xlink:actuate="onLoad"/><svg:desc>formula</svg:desc></draw:frame></text:p>
      <text:p text:style-name="P57"/>
      <text:p text:style-name="P57"><draw:frame draw:style-name="fr1" draw:name="Object74" text:anchor-type="as-char" svg:y="-0.1398in" svg:width="0.2016in" svg:height="0.2783in" draw:z-index="69"><draw:object xlink:href="./Object 72" xlink:type="simple" xlink:show="embed" xlink:actuate="onLoad"/><draw:image xlink:href="./ObjectReplacements/Object 72" xlink:type="simple" xlink:show="embed" xlink:actuate="onLoad"/><svg:desc>formula</svg:desc></draw:frame><text:s/><draw:frame draw:style-name="fr1" draw:name="Object75" text:anchor-type="as-char" svg:y="-0.1398in" svg:width="0.7409in" svg:height="0.4563in" draw:z-index="70"><draw:object xlink:href="./Object 73" xlink:type="simple" xlink:show="embed" xlink:actuate="onLoad"/><draw:image xlink:href="./ObjectReplacements/Object 73" xlink:type="simple" xlink:show="embed" xlink:actuate="onLoad"/><svg:desc>formula</svg:desc></draw:frame><text:span text:style-name="T88">=</text:span><text:span text:style-name="T88"><draw:frame draw:style-name="fr1" draw:name="Object76" text:anchor-type="as-char" svg:y="-0.1398in" svg:width="0.2028in" svg:height="0.2783in" draw:z-index="71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88"> </text:span><text:span text:style-name="T88"><draw:frame draw:style-name="fr1" draw:name="Object77" text:anchor-type="as-char" svg:y="-0.1398in" svg:width="0.7425in" svg:height="0.4563in" draw:z-index="72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88">=</text:span><draw:frame draw:style-name="fr1" draw:name="Object78" text:anchor-type="as-char" svg:y="-0.5154in" svg:width="0.8756in" svg:height="0.9728in" draw:z-index="73"><draw:object xlink:href="./Object 76" xlink:type="simple" xlink:show="embed" xlink:actuate="onLoad"/><draw:image xlink:href="./ObjectReplacements/Object 76" xlink:type="simple" xlink:show="embed" xlink:actuate="onLoad"/><svg:desc>formula</svg:desc></draw:frame><text:span text:style-name="T89">=</text:span><draw:frame draw:style-name="fr1" draw:name="Object79" text:anchor-type="as-char" svg:y="-0.2484in" svg:width="1.6835in" svg:height="0.8839in" draw:z-index="74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58"/>
      <text:p text:style-name="P1"/>
      <text:p text:style-name="P1">x; : <text:span text:style-name="T90">depend</text:span><text:span text:style-name="T91">enc</text:span><text:span text:style-name="T92">y</text:span><text:span text:style-name="T90"> : </text:span>if you change x , you must change at least an other variable : other variable(s) depend(s) of it ( e.g. if 1;2;3; true , 1;2;4; false ! 5;2;4; ( maybe ) true ) .</text:p>
      <text:p text:style-name="P1"/>
      <text:p text:style-name="P59">a or b : 1 or + <text:span text:style-name="T93">( multiple )</text:span></text:p>
      <text:p text:style-name="P59">a to b : a variable value(s) to b function value(s)</text:p>
      <text:p text:style-name="P1">1 to 1</text:p>
      <text:p text:style-name="P59">+ to 1</text:p>
      <text:p text:style-name="P59">1 to +</text:p>
      <text:p text:style-name="P60">+ to 1 <text:span text:style-name="T94">or</text:span> 1 to +</text:p>
      <text:p text:style-name="P61">+ to 1 <text:span text:style-name="T94">&amp;</text:span> 1 to +</text:p>
      <text:p text:style-name="P62"/>
      <text:p text:style-name="P1"/>
      <text:p text:style-name="P63"><draw:frame draw:style-name="fr1" draw:name="Object13" text:anchor-type="as-char" svg:y="-0.3398in" svg:width="3.5193in" svg:height="0.4783in" draw:z-index="11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95">unctio</text:span><text:span text:style-name="T95"><draw:frame draw:style-name="fr1" draw:name="Object93" text:anchor-type="as-char" svg:y="-0.2398in" svg:width="2.4165in" svg:height="0.3783in" draw:z-index="75"><draw:object xlink:href="./Object 93" xlink:type="simple" xlink:show="embed" xlink:actuate="onLoad"/><draw:image xlink:href="./ObjectReplacements/Object 93" xlink:type="simple" xlink:show="embed" xlink:actuate="onLoad"/><svg:desc>formula</svg:desc></draw:frame></text:span></text:p>
      <text:p text:style-name="P63"/>
      <text:p text:style-name="P64"><text:span text:style-name="T96">derivative </text:span><text:span text:style-name="T24">variable▮</text:span><draw:frame draw:style-name="fr1" draw:name="Object18" text:anchor-type="as-char" svg:y="-0.2398in" svg:width="0.3in" svg:height="0.2898in" draw:z-index="80"><draw:object xlink:href="./Object 24" xlink:type="simple" xlink:show="embed" xlink:actuate="onLoad"/><draw:image xlink:href="./ObjectReplacements/Object 24" xlink:type="simple" xlink:show="embed" xlink:actuate="onLoad"/><svg:desc>formula</svg:desc></draw:frame> derivative⌝variable(s)⌟function<text:span text:style-name="T10">⌜</text:span><text:span text:style-name="T97">power⌞propertie(s)▮identifier</text:span></text:p>
      <text:p text:style-name="P65"/>
      <text:p text:style-name="P1"/>
      <text:p text:style-name="P66"><draw:frame draw:style-name="fr1" draw:name="Object40" text:anchor-type="as-char" svg:y="-0.2398in" svg:width="0.5in" svg:height="0.3783in" draw:z-index="76"><draw:object xlink:href="./Object 56" xlink:type="simple" xlink:show="embed" xlink:actuate="onLoad"/><draw:image xlink:href="./ObjectReplacements/Object 56" xlink:type="simple" xlink:show="embed" xlink:actuate="onLoad"/><svg:desc>formula</svg:desc></draw:frame><text:s/>: <text:span text:style-name="T92">(</text:span><draw:frame draw:style-name="fr1" draw:name="Object89" text:anchor-type="as-char" svg:y="-0.2398in" svg:width="0.5016in" svg:height="0.3783in" draw:z-index="77"><draw:object xlink:href="./Object 89" xlink:type="simple" xlink:show="embed" xlink:actuate="onLoad"/><draw:image xlink:href="./ObjectReplacements/Object 89" xlink:type="simple" xlink:show="embed" xlink:actuate="onLoad"/><svg:desc>formula</svg:desc></draw:frame><draw:frame draw:style-name="fr1" draw:name="Object59" text:anchor-type="as-char" svg:y="-0.2398in" svg:width="0.2in" svg:height="0.3783in" draw:z-index="78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66"/>
      <text:p text:style-name="P66"><draw:frame draw:style-name="fr1" draw:name="Object60" text:anchor-type="as-char" svg:y="-0.2398in" svg:width="0.5in" svg:height="0.3783in" draw:z-index="79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1"/>
      <text:p text:style-name="P1"/>
      <text:p text:style-name="P1">hypothesis :</text:p>
      <text:p text:style-name="P1">universe , space is elastic field</text:p>
      <text:p text:style-name="P1">m is some compacted elastic field ; around taut ( conservative force <text:span text:style-name="T24">field </text:span>) : gravity , polarisable ( magnet )</text:p>
      <text:p text:style-name="P1">then all force fields are conservative</text:p>
      <text:p text:style-name="P1">E creation impossible</text:p>
      <text:p text:style-name="P1">gravity : magnetic mess , magnetic attraction ( magnets : attraction preferred than repulsion 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line-height="100%"/>
      <style:text-properties style:font-name="Lucida Console" fo:font-family="'Lucida Console'" style:font-family-generic="modern" style:font-pitch="fixed" fo:font-size="10pt" officeooo:rsid="001f484f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9.3701in" fo:page-height="39.3701in" style:num-format="1" style:print-orientation="portrait" fo:margin-top="0in" fo:margin-bottom="0in" fo:margin-left="0in" fo:margin-right="0in" fo:background-color="#000000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000000" draw:opacity="10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39.3701in" fo:page-height="39.3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39.3701in" fo:page-height="39.3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39.3701in" fo:page-height="39.3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39.3701in" fo:page-height="39.370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39.3701in" fo:page-height="39.3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39.3701in" fo:page-height="39.3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10-29T09:43:36.621000000</meta:creation-date>
    <dc:date>2026-02-28T01:12:21.495210598</dc:date>
    <meta:editing-duration>P5DT11H48M58S</meta:editing-duration>
    <meta:editing-cycles>373</meta:editing-cycles>
    <meta:generator>LibreOffice/26.2.1.2$Linux_X86_64 LibreOffice_project/620$Build-2</meta:generator>
    <meta:print-date>2024-05-31T14:52:26.991000000</meta:print-date>
    <meta:printed-by>PDF files</meta:printed-by>
    <meta:document-statistic meta:table-count="0" meta:image-count="0" meta:object-count="81" meta:page-count="1" meta:paragraph-count="115" meta:word-count="398" meta:character-count="2085" meta:non-whitespace-character-count="1784"/>
  </office:meta>
</office:document-meta>
</file>

<file path=Object 1/content.xml><?xml version="1.0" encoding="utf-8"?>
<math xmlns="http://www.w3.org/1998/Math/MathML" display="block">
  <semantics>
    <mmultiscripts>
      <mi mathvariant="normal">m</mi>
      <mprescripts/>
      <none/>
      <mrow>
        <mi mathvariant="normal">t</mi>
        <mtext>|</mtext>
        <mn>1</mn>
      </mrow>
    </mmultiscripts>
    <annotation encoding="StarMath 5.0">m lsup{t"|"1}</annotation>
  </semantics>
</math>
</file>

<file path=Object 10/content.xml><?xml version="1.0" encoding="utf-8"?>
<math xmlns="http://www.w3.org/1998/Math/MathML" display="block">
  <semantics>
    <mfrac>
      <mmultiscripts>
        <mi mathvariant="normal">δ</mi>
        <mprescripts/>
        <mi mathvariant="normal">ω</mi>
        <none/>
      </mmultiscripts>
      <mmultiscripts>
        <mi mathvariant="normal">δ</mi>
        <mprescripts/>
        <mi mathvariant="normal">t</mi>
        <none/>
      </mmultiscripts>
    </mfrac>
    <annotation encoding="StarMath 5.0">δ lsub ω over δ lsub t</annotation>
  </semantics>
</math>
</file>

<file path=Object 11/content.xml><?xml version="1.0" encoding="utf-8"?>
<math xmlns="http://www.w3.org/1998/Math/MathML" display="block">
  <semantics>
    <mmultiscripts>
      <mi mathvariant="normal">E</mi>
      <mi mathvariant="normal">d</mi>
      <none/>
      <mprescripts/>
      <none/>
      <mrow>
        <mi mathvariant="normal">d</mi>
        <mtext>|</mtext>
        <mn>1</mn>
      </mrow>
    </mmultiscripts>
    <annotation encoding="StarMath 5.0">E_d lsup{d"|"1}</annotation>
  </semantics>
</math>
</file>

<file path=Object 12/content.xml><?xml version="1.0" encoding="utf-8"?>
<math xmlns="http://www.w3.org/1998/Math/MathML" display="block">
  <semantics>
    <mfrac>
      <mmultiscripts>
        <mi mathvariant="normal">δ</mi>
        <mprescripts/>
        <msub>
          <mi mathvariant="normal">E</mi>
          <mi mathvariant="normal">d</mi>
        </msub>
        <none/>
      </mmultiscripts>
      <mmultiscripts>
        <mi mathvariant="normal">δ</mi>
        <mprescripts/>
        <mi mathvariant="normal">d</mi>
        <none/>
      </mmultiscripts>
    </mfrac>
    <annotation encoding="StarMath 5.0">δ lsub{E_d}over δ lsub d</annotation>
  </semantics>
</math>
</file>

<file path=Object 13/content.xml><?xml version="1.0" encoding="utf-8"?>
<math xmlns="http://www.w3.org/1998/Math/MathML" display="block">
  <semantics>
    <mfrac>
      <mmultiscripts>
        <mi mathvariant="normal">δ</mi>
        <mprescripts/>
        <msub>
          <mi mathvariant="normal">E</mi>
          <mi mathvariant="normal">θ</mi>
        </msub>
        <none/>
      </mmultiscripts>
      <mmultiscripts>
        <mi mathvariant="normal">δ</mi>
        <mprescripts/>
        <mi mathvariant="normal">θ</mi>
        <none/>
      </mmultiscripts>
    </mfrac>
    <annotation encoding="StarMath 5.0">δ lsub{E_θ}over δ lsub θ</annotation>
  </semantics>
</math>
</file>

<file path=Object 14/content.xml><?xml version="1.0" encoding="utf-8"?>
<math xmlns="http://www.w3.org/1998/Math/MathML" display="block">
  <semantics>
    <mmultiscripts>
      <mi mathvariant="normal">E</mi>
      <mprescripts/>
      <none/>
      <mrow>
        <mi mathvariant="normal">m</mi>
        <mtext>|</mtext>
        <mn>1</mn>
      </mrow>
    </mmultiscripts>
    <annotation encoding="StarMath 5.0">E lsup{m"|"1}</annotation>
  </semantics>
</math>
</file>

<file path=Object 15/content.xml><?xml version="1.0" encoding="utf-8"?>
<math xmlns="http://www.w3.org/1998/Math/MathML" display="block">
  <semantics>
    <mfrac>
      <mmultiscripts>
        <mi mathvariant="normal">δ</mi>
        <mprescripts/>
        <mi mathvariant="normal">E</mi>
        <none/>
      </mmultiscripts>
      <mmultiscripts>
        <mi mathvariant="normal">δ</mi>
        <mprescripts/>
        <mi mathvariant="normal">m</mi>
        <none/>
      </mmultiscripts>
    </mfrac>
    <annotation encoding="StarMath 5.0">δ lsub E over δ lsub m</annotation>
  </semantics>
</math>
</file>

<file path=Object 16/content.xml><?xml version="1.0" encoding="utf-8"?>
<math xmlns="http://www.w3.org/1998/Math/MathML" display="block">
  <semantics>
    <mfrac>
      <mmultiscripts>
        <mi mathvariant="normal">δ</mi>
        <mprescripts/>
        <mi mathvariant="normal">F</mi>
        <none/>
      </mmultiscripts>
      <mmultiscripts>
        <mi mathvariant="normal">δ</mi>
        <mprescripts/>
        <mi mathvariant="normal">S</mi>
        <none/>
      </mmultiscripts>
    </mfrac>
    <annotation encoding="StarMath 5.0">δ lsub F over δ lsub S</annotation>
  </semantics>
</math>
</file>

<file path=Object 17/content.xml><?xml version="1.0" encoding="utf-8"?>
<math xmlns="http://www.w3.org/1998/Math/MathML" display="block">
  <semantics>
    <mmultiscripts>
      <mi mathvariant="normal">m</mi>
      <mprescripts/>
      <none/>
      <mrow>
        <mi mathvariant="normal">V</mi>
        <mtext>|</mtext>
        <mn>1</mn>
      </mrow>
    </mmultiscripts>
    <annotation encoding="StarMath 5.0">m lsup{V"|"1}</annotation>
  </semantics>
</math>
</file>

<file path=Object 18/content.xml><?xml version="1.0" encoding="utf-8"?>
<math xmlns="http://www.w3.org/1998/Math/MathML" display="block">
  <semantics>
    <mmultiscripts>
      <mi mathvariant="normal">S</mi>
      <mprescripts/>
      <none/>
      <mrow>
        <mi mathvariant="normal">t</mi>
        <mtext>|</mtext>
        <mn>1</mn>
      </mrow>
    </mmultiscripts>
    <annotation encoding="StarMath 5.0">S lsup{t"|"1}</annotation>
  </semantics>
</math>
</file>

<file path=Object 19/content.xml><?xml version="1.0" encoding="utf-8"?>
<math xmlns="http://www.w3.org/1998/Math/MathML" display="block">
  <semantics>
    <mmultiscripts>
      <mi mathvariant="normal">E</mi>
      <mi mathvariant="normal">θ</mi>
      <none/>
      <mprescripts/>
      <none/>
      <mrow>
        <mi mathvariant="normal">θ</mi>
        <mtext>|</mtext>
        <mn>1</mn>
      </mrow>
    </mmultiscripts>
    <annotation encoding="StarMath 5.0">E_θ lsup{θ"|"1}</annotation>
  </semantics>
</math>
</file>

<file path=Object 2/content.xml><?xml version="1.0" encoding="utf-8"?>
<math xmlns="http://www.w3.org/1998/Math/MathML" display="block">
  <semantics>
    <mfrac>
      <mmultiscripts>
        <mi mathvariant="normal">δ</mi>
        <mprescripts/>
        <mi mathvariant="normal">m</mi>
        <none/>
      </mmultiscripts>
      <mmultiscripts>
        <mi mathvariant="normal">δ</mi>
        <mprescripts/>
        <mi mathvariant="normal">V</mi>
        <none/>
      </mmultiscripts>
    </mfrac>
    <annotation encoding="StarMath 5.0">δ lsub m over δ lsub V</annotation>
  </semantics>
</math>
</file>

<file path=Object 20/content.xml><?xml version="1.0" encoding="utf-8"?>
<math xmlns="http://www.w3.org/1998/Math/MathML" display="block">
  <semantics>
    <mfrac>
      <mmultiscripts>
        <mi mathvariant="normal">δ</mi>
        <mprescripts/>
        <mi mathvariant="normal">S</mi>
        <none/>
      </mmultiscripts>
      <mmultiscripts>
        <mi mathvariant="normal">δ</mi>
        <mprescripts/>
        <mi mathvariant="normal">t</mi>
        <none/>
      </mmultiscripts>
    </mfrac>
    <annotation encoding="StarMath 5.0">δ lsub S over δ lsub t</annotation>
  </semantics>
</math>
</file>

<file path=Object 21/content.xml><?xml version="1.0" encoding="utf-8"?>
<math xmlns="http://www.w3.org/1998/Math/MathML" display="block">
  <semantics>
    <mfrac>
      <mmultiscripts>
        <mi mathvariant="normal">δ</mi>
        <mprescripts/>
        <mi mathvariant="normal">m</mi>
        <none/>
      </mmultiscripts>
      <mmultiscripts>
        <mi mathvariant="normal">δ</mi>
        <mprescripts/>
        <mi mathvariant="normal">t</mi>
        <none/>
      </mmultiscripts>
    </mfrac>
    <annotation encoding="StarMath 5.0">δ lsub m over δ lsub t</annotation>
  </semantics>
</math>
</file>

<file path=Object 22/content.xml><?xml version="1.0" encoding="utf-8"?>
<math xmlns="http://www.w3.org/1998/Math/MathML" display="block">
  <semantics>
    <mmultiscripts>
      <mi mathvariant="normal">E</mi>
      <mrow>
        <mi mathvariant="normal">d</mi>
        <mi mathvariant="normal">,</mi>
        <mi mathvariant="normal">θ</mi>
      </mrow>
      <none/>
      <mprescripts/>
      <none/>
      <mrow>
        <mi mathvariant="normal">t</mi>
        <mtext>|</mtext>
        <mn>1</mn>
      </mrow>
    </mmultiscripts>
    <annotation encoding="StarMath 5.0">E_{d,θ}lsup{t"|"1}</annotation>
  </semantics>
</math>
</file>

<file path=Object 23/content.xml><?xml version="1.0" encoding="utf-8"?>
<math xmlns="http://www.w3.org/1998/Math/MathML" display="block">
  <semantics>
    <mfrac>
      <mmultiscripts>
        <mi mathvariant="normal">δ</mi>
        <mprescripts/>
        <msub>
          <mi mathvariant="normal">E</mi>
          <mrow>
            <mi mathvariant="normal">d</mi>
            <mi mathvariant="normal">,</mi>
            <mi mathvariant="normal">θ</mi>
          </mrow>
        </msub>
        <none/>
      </mmultiscripts>
      <mmultiscripts>
        <mi mathvariant="normal">δ</mi>
        <mprescripts/>
        <mi mathvariant="normal">t</mi>
        <none/>
      </mmultiscripts>
    </mfrac>
    <annotation encoding="StarMath 5.0">δ lsub{E_{d,θ}}over δ lsub t</annotation>
  </semantics>
</math>
</file>

<file path=Object 24/content.xml><?xml version="1.0" encoding="utf-8"?>
<math xmlns="http://www.w3.org/1998/Math/MathML" display="block">
  <semantics>
    <msup>
      <mi mathvariant="normal">N</mi>
      <mi>th</mi>
    </msup>
    <annotation encoding="StarMath 5.0">N^th</annotation>
  </semantics>
</math>
</file>

<file path=Object 26/content.xml><?xml version="1.0" encoding="utf-8"?>
<math xmlns="http://www.w3.org/1998/Math/MathML" display="block">
  <semantics>
    <mmultiscripts>
      <mi mathvariant="normal">V</mi>
      <mprescripts/>
      <none/>
      <mrow>
        <mi mathvariant="normal">t</mi>
        <mtext>|</mtext>
        <mn>1</mn>
      </mrow>
    </mmultiscripts>
    <annotation encoding="StarMath 5.0">V lsup{t"|"1}</annotation>
  </semantics>
</math>
</file>

<file path=Object 27/content.xml><?xml version="1.0" encoding="utf-8"?>
<math xmlns="http://www.w3.org/1998/Math/MathML" display="block">
  <semantics>
    <msub>
      <mi mathvariant="normal">F</mi>
      <mi mathvariant="normal">♂</mi>
    </msub>
    <annotation encoding="StarMath 5.0">F_♂</annotation>
  </semantics>
</math>
</file>

<file path=Object 28/content.xml><?xml version="1.0" encoding="utf-8"?>
<math xmlns="http://www.w3.org/1998/Math/MathML" display="block">
  <semantics>
    <mfrac>
      <mmultiscripts>
        <mi mathvariant="normal">δ</mi>
        <mprescripts/>
        <mi mathvariant="normal">V</mi>
        <none/>
      </mmultiscripts>
      <mmultiscripts>
        <mi mathvariant="normal">δ</mi>
        <mprescripts/>
        <mi mathvariant="normal">t</mi>
        <none/>
      </mmultiscripts>
    </mfrac>
    <annotation encoding="StarMath 5.0">δ lsub V over δ lsub t</annotation>
  </semantics>
</math>
</file>

<file path=Object 29/content.xml><?xml version="1.0" encoding="utf-8"?>
<math xmlns="http://www.w3.org/1998/Math/MathML" display="block">
  <semantics>
    <msub>
      <mtext>|</mtext>
      <mi mathvariant="normal">θ</mi>
    </msub>
    <annotation encoding="StarMath 5.0">"|"_θ</annotation>
  </semantics>
</math>
</file>

<file path=Object 3/content.xml><?xml version="1.0" encoding="utf-8"?>
<math xmlns="http://www.w3.org/1998/Math/MathML" display="block">
  <semantics>
    <mmultiscripts>
      <mi mathvariant="normal">d</mi>
      <mprescripts/>
      <none/>
      <mrow>
        <mi mathvariant="normal">t</mi>
        <mtext>|</mtext>
        <mn>1</mn>
      </mrow>
    </mmultiscripts>
    <annotation encoding="StarMath 5.0">d lsup{t"|"1}</annotation>
  </semantics>
</math>
</file>

<file path=Object 30/content.xml><?xml version="1.0" encoding="utf-8"?>
<math xmlns="http://www.w3.org/1998/Math/MathML" display="block">
  <semantics>
    <mmultiscripts>
      <mi mathvariant="normal">S</mi>
      <mmultiscripts>
        <mi mathvariant="normal">y</mi>
        <mprescripts/>
        <mi mathvariant="normal">x</mi>
        <none/>
      </mmultiscripts>
      <none/>
      <mprescripts/>
      <mrow>
        <mn>0</mn>
        <mi mathvariant="normal">,</mi>
        <mi mathvariant="normal">x</mi>
      </mrow>
      <none/>
    </mmultiscripts>
    <annotation encoding="StarMath 5.0">S_{y lsub x}lsub{0,x}</annotation>
  </semantics>
</math>
</file>

<file path=Object 31/content.xml><?xml version="1.0" encoding="utf-8"?>
<math xmlns="http://www.w3.org/1998/Math/MathML" display="block">
  <semantics>
    <mmultiscripts>
      <mi mathvariant="normal">S</mi>
      <mmultiscripts>
        <mi mathvariant="normal">y</mi>
        <none/>
        <mn>2</mn>
        <mprescripts/>
        <mi mathvariant="normal">x</mi>
        <none/>
      </mmultiscripts>
      <none/>
      <mprescripts/>
      <mrow>
        <mn>0</mn>
        <mi mathvariant="normal">,</mi>
        <mi mathvariant="normal">x</mi>
      </mrow>
      <none/>
    </mmultiscripts>
    <annotation encoding="StarMath 5.0">S_{y^2lsub x}lsub{0,x}</annotation>
  </semantics>
</math>
</file>

<file path=Object 32/content.xml><?xml version="1.0" encoding="utf-8"?>
<math xmlns="http://www.w3.org/1998/Math/MathML" display="block">
  <semantics>
    <msubsup>
      <mi mathvariant="normal">y</mi>
      <mi mathvariant="normal">∫</mi>
      <mn>2</mn>
    </msubsup>
    <annotation encoding="StarMath 5.0">y^2_∫</annotation>
  </semantics>
</math>
</file>

<file path=Object 33/content.xml><?xml version="1.0" encoding="utf-8"?>
<math xmlns="http://www.w3.org/1998/Math/MathML" display="block">
  <semantics>
    <mmultiscripts>
      <mtext>(</mtext>
      <mprescripts/>
      <mi mathvariant="normal">x</mi>
      <mrow>
        <mi mathvariant="normal">x</mi>
        <mtext>|-</mtext>
      </mrow>
    </mmultiscripts>
    <annotation encoding="StarMath 5.0">"("lsup{x"|-"}lsub x</annotation>
  </semantics>
</math>
</file>

<file path=Object 34/content.xml><?xml version="1.0" encoding="utf-8"?>
<math xmlns="http://www.w3.org/1998/Math/MathML" display="block">
  <semantics>
    <mmultiscripts>
      <mtext>(</mtext>
      <mprescripts/>
      <mn>0</mn>
      <mrow>
        <mi mathvariant="normal">x</mi>
        <mtext>|-</mtext>
      </mrow>
    </mmultiscripts>
    <annotation encoding="StarMath 5.0">"("lsup{x"|-"}lsub0</annotation>
  </semantics>
</math>
</file>

<file path=Object 35/content.xml><?xml version="1.0" encoding="utf-8"?>
<math xmlns="http://www.w3.org/1998/Math/MathML" display="block">
  <semantics>
    <msub>
      <mi mathvariant="normal">d</mi>
      <msub>
        <mtext>|</mtext>
        <mi mathvariant="normal">θ</mi>
      </msub>
    </msub>
    <annotation encoding="StarMath 5.0">d_{"|"_θ}</annotation>
  </semantics>
</math>
</file>

<file path=Object 36/content.xml><?xml version="1.0" encoding="utf-8"?>
<math xmlns="http://www.w3.org/1998/Math/MathML" display="block">
  <semantics>
    <msub>
      <mi mathvariant="normal">d</mi>
      <mrow>
        <mi mathvariant="normal">•</mi>
        <mi mathvariant="normal">▮</mi>
        <mi mathvariant="normal">⫯</mi>
      </mrow>
    </msub>
    <annotation encoding="StarMath 5.0">d_{•▮⫯}</annotation>
  </semantics>
</math>
</file>

<file path=Object 37/content.xml><?xml version="1.0" encoding="utf-8"?>
<math xmlns="http://www.w3.org/1998/Math/MathML" display="block">
  <semantics>
    <msup>
      <mi mathvariant="normal">y</mi>
      <mn>2</mn>
    </msup>
    <annotation encoding="StarMath 5.0">y^2</annotation>
  </semantics>
</math>
</file>

<file path=Object 38/content.xml><?xml version="1.0" encoding="utf-8"?>
<math xmlns="http://www.w3.org/1998/Math/MathML" display="block">
  <semantics>
    <mmultiscripts>
      <mi mathvariant="normal">S</mi>
      <mmultiscripts>
        <mi mathvariant="normal">y</mi>
        <mprescripts/>
        <mi mathvariant="normal">x</mi>
        <none/>
      </mmultiscripts>
      <none/>
      <mprescripts/>
      <mrow>
        <msub>
          <mi mathvariant="normal">x</mi>
          <mn>0</mn>
        </msub>
        <mi mathvariant="normal">,</mi>
        <mi mathvariant="normal">x</mi>
      </mrow>
      <none/>
    </mmultiscripts>
    <annotation encoding="StarMath 5.0">S lsub{x_0,x}_{y lsub x}</annotation>
  </semantics>
</math>
</file>

<file path=Object 39/content.xml><?xml version="1.0" encoding="utf-8"?>
<math xmlns="http://www.w3.org/1998/Math/MathML" display="block">
  <semantics>
    <mmultiscripts>
      <mi mathvariant="normal">f</mi>
      <mprescripts/>
      <mrow>
        <mi>variable</mi>
        <mtext>(s)</mtext>
      </mrow>
      <mrow>
        <mi>derivative</mi>
        <mtext> </mtext>
        <mi>variable</mi>
        <mi mathvariant="normal">▮</mi>
        <msup>
          <mi mathvariant="normal">N</mi>
          <mi>th</mi>
        </msup>
        <mtext> </mtext>
        <mi>derivative</mi>
      </mrow>
    </mmultiscripts>
    <annotation encoding="StarMath 5.0">f lsup{derivative" "variable▮N^th" "derivative}lsub{variable"(s)"}</annotation>
  </semantics>
</math>
</file>

<file path=Object 4/content.xml><?xml version="1.0" encoding="utf-8"?>
<math xmlns="http://www.w3.org/1998/Math/MathML" display="block">
  <semantics>
    <mfrac>
      <mmultiscripts>
        <mi mathvariant="normal">δ</mi>
        <mprescripts/>
        <mi mathvariant="normal">d</mi>
        <none/>
      </mmultiscripts>
      <mmultiscripts>
        <mi mathvariant="normal">δ</mi>
        <mprescripts/>
        <mi mathvariant="normal">t</mi>
        <none/>
      </mmultiscripts>
    </mfrac>
    <annotation encoding="StarMath 5.0">δ lsub d over δ lsub t</annotation>
  </semantics>
</math>
</file>

<file path=Object 41/content.xml><?xml version="1.0" encoding="utf-8"?>
<math xmlns="http://www.w3.org/1998/Math/MathML" display="block">
  <semantics>
    <msub>
      <mi mathvariant="normal">y</mi>
      <mi mathvariant="normal">∫</mi>
    </msub>
    <annotation encoding="StarMath 5.0">y_∫</annotation>
  </semantics>
</math>
</file>

<file path=Object 44/content.xml><?xml version="1.0" encoding="utf-8"?>
<math xmlns="http://www.w3.org/1998/Math/MathML" display="block">
  <semantics>
    <msup>
      <mtext>)</mtext>
      <mrow>
        <mn>1</mn>
        <mo stretchy="false">/</mo>
        <mn>2</mn>
      </mrow>
    </msup>
    <annotation encoding="StarMath 5.0">")"^{1/2}</annotation>
  </semantics>
</math>
</file>

<file path=Object 45/content.xml><?xml version="1.0" encoding="utf-8"?>
<math xmlns="http://www.w3.org/1998/Math/MathML" display="block">
  <semantics>
    <mfrac>
      <mrow>
        <mrow>
          <mmultiscripts>
            <mi mathvariant="normal">S</mi>
            <mmultiscripts>
              <mi mathvariant="normal">y</mi>
              <none/>
              <mn>2</mn>
              <mprescripts/>
              <mi mathvariant="normal">x</mi>
              <none/>
            </mmultiscripts>
            <none/>
            <mprescripts/>
            <mrow>
              <mn>0</mn>
              <mi mathvariant="normal">,</mi>
              <mi mathvariant="normal">x</mi>
            </mrow>
            <none/>
          </mmultiscripts>
          <mo stretchy="false">=</mo>
          <mmultiscripts>
            <mtext>(</mtext>
            <mprescripts/>
            <mi mathvariant="normal">x</mi>
            <mrow>
              <mi mathvariant="normal">x</mi>
              <mtext>|-</mtext>
            </mrow>
          </mmultiscripts>
        </mrow>
        <msup>
          <mi mathvariant="normal">y</mi>
          <mn>2</mn>
        </msup>
        <mrow>
          <mtext>)</mtext>
          <mo stretchy="false">−</mo>
          <mmultiscripts>
            <mtext>(</mtext>
            <mprescripts/>
            <mn>0</mn>
            <mrow>
              <mi mathvariant="normal">x</mi>
              <mtext>|-</mtext>
            </mrow>
          </mmultiscripts>
        </mrow>
        <msup>
          <mi mathvariant="normal">y</mi>
          <mn>2</mn>
        </msup>
        <mtext>)</mtext>
      </mrow>
      <mi mathvariant="normal">x</mi>
    </mfrac>
    <annotation encoding="StarMath 5.0">{S_{y^2lsub x}lsub{0,x}="("lsup{x"|-"}lsub x y^2")"-"("lsup{x"|-"}lsub0 y^2")"}over x</annotation>
  </semantics>
</math>
</file>

<file path=Object 46/content.xml><?xml version="1.0" encoding="utf-8"?>
<math xmlns="http://www.w3.org/1998/Math/MathML" display="block">
  <semantics>
    <msub>
      <mi mathvariant="normal">y</mi>
      <mtext>~</mtext>
    </msub>
    <annotation encoding="StarMath 5.0">y_"~"</annotation>
  </semantics>
</math>
</file>

<file path=Object 47/content.xml><?xml version="1.0" encoding="utf-8"?>
<math xmlns="http://www.w3.org/1998/Math/MathML" display="block">
  <semantics>
    <msub>
      <mi mathvariant="normal">d</mi>
      <mrow>
        <msub>
          <mtext>_</mtext>
          <mi mathvariant="normal">θ</mi>
        </msub>
        <mi mathvariant="normal">▮</mi>
        <mi mathvariant="normal">⫰</mi>
      </mrow>
    </msub>
    <annotation encoding="StarMath 5.0">d_{"_"_θ▮⫰}</annotation>
  </semantics>
</math>
</file>

<file path=Object 48/content.xml><?xml version="1.0" encoding="utf-8"?>
<math xmlns="http://www.w3.org/1998/Math/MathML" display="block">
  <semantics>
    <msup>
      <mi mathvariant="normal">y</mi>
      <mn>2</mn>
    </msup>
    <annotation encoding="StarMath 5.0">y^2</annotation>
  </semantics>
</math>
</file>

<file path=Object 49/content.xml><?xml version="1.0" encoding="utf-8"?>
<math xmlns="http://www.w3.org/1998/Math/MathML" display="block">
  <semantics>
    <msub>
      <mi mathvariant="normal">y</mi>
      <mtext>~</mtext>
    </msub>
    <annotation encoding="StarMath 5.0">y_"~"</annotation>
  </semantics>
</math>
</file>

<file path=Object 5/content.xml><?xml version="1.0" encoding="utf-8"?>
<math xmlns="http://www.w3.org/1998/Math/MathML" display="block">
  <semantics>
    <mmultiscripts>
      <mi mathvariant="normal">d</mi>
      <mprescripts/>
      <none/>
      <mrow>
        <mi mathvariant="normal">t</mi>
        <mtext>|</mtext>
        <mn>2</mn>
      </mrow>
    </mmultiscripts>
    <annotation encoding="StarMath 5.0">d lsup{t"|"2}</annotation>
  </semantics>
</math>
</file>

<file path=Object 50/content.xml><?xml version="1.0" encoding="utf-8"?>
<math xmlns="http://www.w3.org/1998/Math/MathML" display="block">
  <semantics>
    <mmultiscripts>
      <mi mathvariant="normal">y</mi>
      <mprescripts/>
      <mi mathvariant="normal">x</mi>
      <mrow>
        <mi mathvariant="normal">x</mi>
        <mtext>|-</mtext>
      </mrow>
    </mmultiscripts>
    <annotation encoding="StarMath 5.0">y lsup{x"|-"}lsub x</annotation>
  </semantics>
</math>
</file>

<file path=Object 51/content.xml><?xml version="1.0" encoding="utf-8"?>
<math xmlns="http://www.w3.org/1998/Math/MathML" display="block">
  <semantics>
    <mfrac>
      <mrow>
        <mmultiscripts>
          <mi mathvariant="normal">S</mi>
          <mmultiscripts>
            <mi mathvariant="normal">y</mi>
            <mprescripts/>
            <mi mathvariant="normal">x</mi>
            <none/>
          </mmultiscripts>
          <none/>
          <mprescripts/>
          <mrow>
            <mn>0</mn>
            <mi mathvariant="normal">,</mi>
            <mi mathvariant="normal">x</mi>
          </mrow>
          <none/>
        </mmultiscripts>
        <mo stretchy="false">=</mo>
        <mrow>
          <mmultiscripts>
            <mi mathvariant="normal">y</mi>
            <mprescripts/>
            <mi mathvariant="normal">x</mi>
            <mrow>
              <mi mathvariant="normal">x</mi>
              <mtext>|-</mtext>
            </mrow>
          </mmultiscripts>
          <mo stretchy="false">−</mo>
          <mmultiscripts>
            <mi mathvariant="normal">y</mi>
            <mprescripts/>
            <mn>0</mn>
            <mrow>
              <mi mathvariant="normal">x</mi>
              <mtext>|-</mtext>
            </mrow>
          </mmultiscripts>
        </mrow>
      </mrow>
      <mi mathvariant="normal">x</mi>
    </mfrac>
    <annotation encoding="StarMath 5.0">{S_{y lsub x}lsub{0,x}=y lsup{x"|-"}lsub x-y lsup{x"|-"}lsub0}over x</annotation>
  </semantics>
</math>
</file>

<file path=Object 52/content.xml><?xml version="1.0" encoding="utf-8"?>
<math xmlns="http://www.w3.org/1998/Math/MathML" display="block">
  <semantics>
    <mmultiscripts>
      <mi mathvariant="normal">y</mi>
      <mprescripts/>
      <mn>0</mn>
      <mrow>
        <mi mathvariant="normal">x</mi>
        <mtext>|-</mtext>
      </mrow>
    </mmultiscripts>
    <annotation encoding="StarMath 5.0">y lsup{x"|-"}lsub0</annotation>
  </semantics>
</math>
</file>

<file path=Object 53/content.xml><?xml version="1.0" encoding="utf-8"?>
<math xmlns="http://www.w3.org/1998/Math/MathML" display="block">
  <semantics>
    <mmultiscripts>
      <mi mathvariant="normal">y</mi>
      <mprescripts/>
      <mi mathvariant="normal">x</mi>
      <mrow>
        <mi mathvariant="normal">x</mi>
        <mtext>|-</mtext>
      </mrow>
    </mmultiscripts>
    <annotation encoding="StarMath 5.0">y lsup{x"|-"}lsub x</annotation>
  </semantics>
</math>
</file>

<file path=Object 54/content.xml><?xml version="1.0" encoding="utf-8"?>
<math xmlns="http://www.w3.org/1998/Math/MathML" display="block">
  <semantics>
    <msub>
      <mi mathvariant="normal">d</mi>
      <mrow>
        <msub>
          <mtext>_</mtext>
          <mi mathvariant="normal">θ</mi>
        </msub>
        <mi mathvariant="normal">▮</mi>
        <mi mathvariant="normal">⫯</mi>
      </mrow>
    </msub>
    <annotation encoding="StarMath 5.0">d_{"_"_θ▮⫯}</annotation>
  </semantics>
</math>
</file>

<file path=Object 55/content.xml><?xml version="1.0" encoding="utf-8"?>
<math xmlns="http://www.w3.org/1998/Math/MathML" display="block">
  <semantics>
    <mmultiscripts>
      <mi mathvariant="normal">y</mi>
      <mprescripts/>
      <msub>
        <mi mathvariant="normal">x</mi>
        <mn>0</mn>
      </msub>
      <mrow>
        <mi mathvariant="normal">x</mi>
        <mtext>|-</mtext>
      </mrow>
    </mmultiscripts>
    <annotation encoding="StarMath 5.0">y lsup{x"|-"}lsub{x_0}</annotation>
  </semantics>
</math>
</file>

<file path=Object 56/content.xml><?xml version="1.0" encoding="utf-8"?>
<math xmlns="http://www.w3.org/1998/Math/MathML" display="block">
  <semantics>
    <mmultiscripts>
      <mi mathvariant="normal">d</mi>
      <mn>0</mn>
      <mn>2</mn>
      <mprescripts/>
      <mn>69</mn>
      <mrow>
        <mi mathvariant="normal">t</mi>
        <mi mathvariant="normal">▮</mi>
        <mtext>-</mtext>
      </mrow>
    </mmultiscripts>
    <annotation encoding="StarMath 5.0">d^2_0 lsup{t▮"-"}lsub69</annotation>
  </semantics>
</math>
</file>

<file path=Object 57/content.xml><?xml version="1.0" encoding="utf-8"?>
<math xmlns="http://www.w3.org/1998/Math/MathML" display="block">
  <semantics>
    <msub>
      <mi mathvariant="normal">d</mi>
      <mrow>
        <mi mathvariant="normal">•</mi>
        <mi mathvariant="normal">▮</mi>
        <mi mathvariant="normal">⫰</mi>
      </mrow>
    </msub>
    <annotation encoding="StarMath 5.0">d_{•▮⫰}</annotation>
  </semantics>
</math>
</file>

<file path=Object 58/content.xml><?xml version="1.0" encoding="utf-8"?>
<math xmlns="http://www.w3.org/1998/Math/MathML" display="block">
  <semantics>
    <msub>
      <mi mathvariant="normal">d</mi>
      <mi mathvariant="normal">n</mi>
    </msub>
    <annotation encoding="StarMath 5.0">d_n</annotation>
  </semantics>
</math>
</file>

<file path=Object 59/content.xml><?xml version="1.0" encoding="utf-8"?>
<math xmlns="http://www.w3.org/1998/Math/MathML" display="block">
  <semantics>
    <msubsup>
      <mtext>)</mtext>
      <mn>0</mn>
      <mn>2</mn>
    </msubsup>
    <annotation encoding="StarMath 5.0">")"^2_0</annotation>
  </semantics>
</math>
</file>

<file path=Object 6/content.xml><?xml version="1.0" encoding="utf-8"?>
<math xmlns="http://www.w3.org/1998/Math/MathML" display="block">
  <semantics>
    <mfrac>
      <mmultiscripts>
        <mi mathvariant="normal">δ</mi>
        <mprescripts/>
        <mi mathvariant="normal">v</mi>
        <none/>
      </mmultiscripts>
      <mmultiscripts>
        <mi mathvariant="normal">δ</mi>
        <mprescripts/>
        <mi mathvariant="normal">t</mi>
        <none/>
      </mmultiscripts>
    </mfrac>
    <annotation encoding="StarMath 5.0">δ lsub v over δ lsub t</annotation>
  </semantics>
</math>
</file>

<file path=Object 60/content.xml><?xml version="1.0" encoding="utf-8"?>
<math xmlns="http://www.w3.org/1998/Math/MathML" display="block">
  <semantics>
    <mmultiscripts>
      <mi mathvariant="normal">d</mi>
      <mprescripts/>
      <mrow>
        <mi mathvariant="normal">d</mi>
        <mo stretchy="false">=</mo>
        <mn>69</mn>
      </mrow>
      <mrow>
        <mi mathvariant="normal">t</mi>
        <mi mathvariant="normal">▮</mi>
        <mtext>-</mtext>
      </mrow>
    </mmultiscripts>
    <annotation encoding="StarMath 5.0">d lsup{t▮"-"}lsub{d=69}</annotation>
  </semantics>
</math>
</file>

<file path=Object 67/content.xml><?xml version="1.0" encoding="utf-8"?>
<math xmlns="http://www.w3.org/1998/Math/MathML" display="block">
  <semantics>
    <msub>
      <mi mathvariant="normal">m</mi>
      <mn>0</mn>
    </msub>
    <annotation encoding="StarMath 5.0">m_0</annotation>
  </semantics>
</math>
</file>

<file path=Object 68/content.xml><?xml version="1.0" encoding="utf-8"?>
<math xmlns="http://www.w3.org/1998/Math/MathML" display="block">
  <semantics>
    <msub>
      <mi mathvariant="normal">m</mi>
      <mn>1</mn>
    </msub>
    <annotation encoding="StarMath 5.0">m_1</annotation>
  </semantics>
</math>
</file>

<file path=Object 69/content.xml><?xml version="1.0" encoding="utf-8"?>
<math xmlns="http://www.w3.org/1998/Math/MathML" display="block">
  <semantics>
    <msub>
      <mi mathvariant="normal">d</mi>
      <mrow>
        <msub>
          <mi mathvariant="normal">•</mi>
          <msub>
            <mi mathvariant="normal">m</mi>
            <mn>0</mn>
          </msub>
        </msub>
        <mi mathvariant="normal">⌓</mi>
        <msub>
          <mi mathvariant="normal">•</mi>
          <msub>
            <mi mathvariant="normal">m</mi>
            <mn>1</mn>
          </msub>
        </msub>
      </mrow>
    </msub>
    <annotation encoding="StarMath 5.0">d_{•_{m_0}⌓•_{m_1}}</annotation>
  </semantics>
</math>
</file>

<file path=Object 7/content.xml><?xml version="1.0" encoding="utf-8"?>
<math xmlns="http://www.w3.org/1998/Math/MathML" display="block">
  <semantics>
    <mmultiscripts>
      <mi mathvariant="normal">θ</mi>
      <mprescripts/>
      <none/>
      <mrow>
        <mi mathvariant="normal">t</mi>
        <mtext>|</mtext>
        <mn>1</mn>
      </mrow>
    </mmultiscripts>
    <annotation encoding="StarMath 5.0">θ lsup{t"|"1}</annotation>
  </semantics>
</math>
</file>

<file path=Object 70/content.xml><?xml version="1.0" encoding="utf-8"?>
<math xmlns="http://www.w3.org/1998/Math/MathML" display="block">
  <semantics>
    <msub>
      <mi mathvariant="normal">d</mi>
      <mrow>
        <msub>
          <mi mathvariant="normal">•</mi>
          <mi mathvariant="normal">m</mi>
        </msub>
        <mi mathvariant="normal">⌓</mi>
        <msub>
          <mi mathvariant="normal">•</mi>
          <msub>
            <mi mathvariant="normal">m</mi>
            <mn>0</mn>
          </msub>
        </msub>
      </mrow>
    </msub>
    <annotation encoding="StarMath 5.0">d_{•_m⌓•_{m_0}}</annotation>
  </semantics>
</math>
</file>

<file path=Object 71/content.xml><?xml version="1.0" encoding="utf-8"?>
<math xmlns="http://www.w3.org/1998/Math/MathML" display="block">
  <semantics>
    <msub>
      <mi mathvariant="normal">d</mi>
      <mrow>
        <msub>
          <mi mathvariant="normal">•</mi>
          <mi mathvariant="normal">m</mi>
        </msub>
        <mi mathvariant="normal">⌓</mi>
        <msub>
          <mi mathvariant="normal">•</mi>
          <msub>
            <mi mathvariant="normal">m</mi>
            <mn>1</mn>
          </msub>
        </msub>
      </mrow>
    </msub>
    <annotation encoding="StarMath 5.0">d_{•_m⌓•_{m_1}}</annotation>
  </semantics>
</math>
</file>

<file path=Object 72/content.xml><?xml version="1.0" encoding="utf-8"?>
<math xmlns="http://www.w3.org/1998/Math/MathML" display="block">
  <semantics>
    <msub>
      <mi mathvariant="normal">m</mi>
      <mn>0</mn>
    </msub>
    <annotation encoding="StarMath 5.0">m_0</annotation>
  </semantics>
</math>
</file>

<file path=Object 73/content.xml><?xml version="1.0" encoding="utf-8"?>
<math xmlns="http://www.w3.org/1998/Math/MathML" display="block">
  <semantics>
    <msub>
      <mi mathvariant="normal">d</mi>
      <mrow>
        <msub>
          <mi mathvariant="normal">•</mi>
          <mi mathvariant="normal">m</mi>
        </msub>
        <mi mathvariant="normal">⌓</mi>
        <msub>
          <mi mathvariant="normal">•</mi>
          <msub>
            <mi mathvariant="normal">m</mi>
            <mn>0</mn>
          </msub>
        </msub>
      </mrow>
    </msub>
    <annotation encoding="StarMath 5.0">d_{•_m⌓•_{m_0}}</annotation>
  </semantics>
</math>
</file>

<file path=Object 74/content.xml><?xml version="1.0" encoding="utf-8"?>
<math xmlns="http://www.w3.org/1998/Math/MathML" display="block">
  <semantics>
    <msub>
      <mi mathvariant="normal">m</mi>
      <mn>1</mn>
    </msub>
    <annotation encoding="StarMath 5.0">m_1</annotation>
  </semantics>
</math>
</file>

<file path=Object 75/content.xml><?xml version="1.0" encoding="utf-8"?>
<math xmlns="http://www.w3.org/1998/Math/MathML" display="block">
  <semantics>
    <msub>
      <mi mathvariant="normal">d</mi>
      <mrow>
        <msub>
          <mi mathvariant="normal">•</mi>
          <mi mathvariant="normal">m</mi>
        </msub>
        <mi mathvariant="normal">⌓</mi>
        <msub>
          <mi mathvariant="normal">•</mi>
          <msub>
            <mi mathvariant="normal">m</mi>
            <mn>1</mn>
          </msub>
        </msub>
      </mrow>
    </msub>
    <annotation encoding="StarMath 5.0">d_{•_m⌓•_{m_1}}</annotation>
  </semantics>
</math>
</file>

<file path=Object 76/content.xml><?xml version="1.0" encoding="utf-8"?>
<math xmlns="http://www.w3.org/1998/Math/MathML" display="block">
  <semantics>
    <mfrac>
      <msub>
        <mi mathvariant="normal">d</mi>
        <mrow>
          <msub>
            <mi mathvariant="normal">•</mi>
            <msub>
              <mi mathvariant="normal">m</mi>
              <mn>0</mn>
            </msub>
          </msub>
          <mi mathvariant="normal">⌓</mi>
          <msub>
            <mi mathvariant="normal">•</mi>
            <msub>
              <mi mathvariant="normal">m</mi>
              <mn>1</mn>
            </msub>
          </msub>
        </mrow>
      </msub>
      <mrow>
        <mfrac>
          <mn>1</mn>
          <msub>
            <mi mathvariant="normal">m</mi>
            <mn>0</mn>
          </msub>
        </mfrac>
        <mo stretchy="false">+</mo>
        <mfrac>
          <mn>1</mn>
          <msub>
            <mi mathvariant="normal">m</mi>
            <mn>1</mn>
          </msub>
        </mfrac>
      </mrow>
    </mfrac>
    <annotation encoding="StarMath 5.0">d_{•_{m_0}⌓•_{m_1}}over{1over m_0+1over m_1}</annotation>
  </semantics>
</math>
</file>

<file path=Object 77/content.xml><?xml version="1.0" encoding="utf-8"?>
<math xmlns="http://www.w3.org/1998/Math/MathML" display="block">
  <semantics>
    <mfrac>
      <mi mathvariant="normal">m</mi>
      <mrow>
        <mfrac>
          <mn>1</mn>
          <msub>
            <mi mathvariant="normal">d</mi>
            <mrow>
              <msub>
                <mi mathvariant="normal">•</mi>
                <mi mathvariant="normal">m</mi>
              </msub>
              <mi mathvariant="normal">⌓</mi>
              <msub>
                <mi mathvariant="normal">•</mi>
                <msub>
                  <mi mathvariant="normal">m</mi>
                  <mn>0</mn>
                </msub>
              </msub>
            </mrow>
          </msub>
        </mfrac>
        <mo stretchy="false">+</mo>
        <mfrac>
          <mn>1</mn>
          <msub>
            <mi mathvariant="normal">d</mi>
            <mrow>
              <msub>
                <mi mathvariant="normal">•</mi>
                <mi mathvariant="normal">m</mi>
              </msub>
              <mi mathvariant="normal">⌓</mi>
              <msub>
                <mi mathvariant="normal">•</mi>
                <msub>
                  <mi mathvariant="normal">m</mi>
                  <mn>1</mn>
                </msub>
              </msub>
            </mrow>
          </msub>
        </mfrac>
      </mrow>
    </mfrac>
    <annotation encoding="StarMath 5.0">m over{1over d_{•_m⌓•_{m_0}}+1over d_{•_m⌓•_{m_1}}}</annotation>
  </semantics>
</math>
</file>

<file path=Object 78/content.xml><?xml version="1.0" encoding="utf-8"?>
<math xmlns="http://www.w3.org/1998/Math/MathML" display="block">
  <semantics>
    <msub>
      <mi mathvariant="normal">•</mi>
      <mi mathvariant="normal">θ</mi>
    </msub>
    <annotation encoding="StarMath 5.0">•_θ</annotation>
  </semantics>
</math>
</file>

<file path=Object 8/content.xml><?xml version="1.0" encoding="utf-8"?>
<math xmlns="http://www.w3.org/1998/Math/MathML" display="block">
  <semantics>
    <mfrac>
      <mmultiscripts>
        <mi mathvariant="normal">δ</mi>
        <mprescripts/>
        <mi mathvariant="normal">θ</mi>
        <none/>
      </mmultiscripts>
      <mmultiscripts>
        <mi mathvariant="normal">δ</mi>
        <mprescripts/>
        <mi mathvariant="normal">t</mi>
        <none/>
      </mmultiscripts>
    </mfrac>
    <annotation encoding="StarMath 5.0">δ lsub θ over δ lsub t</annotation>
  </semantics>
</math>
</file>

<file path=Object 83/content.xml><?xml version="1.0" encoding="utf-8"?>
<math xmlns="http://www.w3.org/1998/Math/MathML" display="block">
  <semantics>
    <mmultiscripts>
      <mi mathvariant="normal">Δ</mi>
      <mprescripts/>
      <mi mathvariant="normal">x</mi>
      <none/>
    </mmultiscripts>
    <annotation encoding="StarMath 5.0">Δ lsub x</annotation>
  </semantics>
</math>
</file>

<file path=Object 85/content.xml><?xml version="1.0" encoding="utf-8"?>
<math xmlns="http://www.w3.org/1998/Math/MathML" display="block">
  <semantics>
    <msub>
      <mi mathvariant="normal">x</mi>
      <mn>0</mn>
    </msub>
    <annotation encoding="StarMath 5.0">x_0</annotation>
  </semantics>
</math>
</file>

<file path=Object 87/content.xml><?xml version="1.0" encoding="utf-8"?>
<math xmlns="http://www.w3.org/1998/Math/MathML" display="block">
  <semantics>
    <mfrac>
      <mn>66743</mn>
      <mn>1000000000000000</mn>
    </mfrac>
    <annotation encoding="StarMath 5.0">66743over1000000000000000</annotation>
  </semantics>
</math>
</file>

<file path=Object 88/content.xml><?xml version="1.0" encoding="utf-8"?>
<math xmlns="http://www.w3.org/1998/Math/MathML" display="block">
  <semantics>
    <mmultiscripts>
      <mi mathvariant="normal">S</mi>
      <mi mathvariant="normal">y</mi>
      <none/>
      <mprescripts/>
      <mrow>
        <mn>0</mn>
        <mi mathvariant="normal">,</mi>
        <mi mathvariant="normal">x</mi>
      </mrow>
      <none/>
    </mmultiscripts>
    <annotation encoding="StarMath 5.0">S lsub{0,x}_y</annotation>
  </semantics>
</math>
</file>

<file path=Object 89/content.xml><?xml version="1.0" encoding="utf-8"?>
<math xmlns="http://www.w3.org/1998/Math/MathML" display="block">
  <semantics>
    <mmultiscripts>
      <mi mathvariant="normal">d</mi>
      <mprescripts/>
      <mrow>
        <mi mathvariant="normal">t</mi>
        <mo stretchy="false">=</mo>
        <mn>69</mn>
      </mrow>
      <mrow>
        <mi mathvariant="normal">t</mi>
        <mrow>
          <mi mathvariant="normal">▮</mi>
          <mo stretchy="false">−</mo>
          <mn>1</mn>
        </mrow>
      </mrow>
    </mmultiscripts>
    <annotation encoding="StarMath 5.0">d lsup{t▮-1}lsub{t=69}</annotation>
  </semantics>
</math>
</file>

<file path=Object 9/content.xml><?xml version="1.0" encoding="utf-8"?>
<math xmlns="http://www.w3.org/1998/Math/MathML" display="block">
  <semantics>
    <mmultiscripts>
      <mi mathvariant="normal">θ</mi>
      <mprescripts/>
      <none/>
      <mrow>
        <mi mathvariant="normal">t</mi>
        <mtext>|</mtext>
        <mn>2</mn>
      </mrow>
    </mmultiscripts>
    <annotation encoding="StarMath 5.0">θ lsup{t"|"2}</annotation>
  </semantics>
</math>
</file>

<file path=Object 91/content.xml><?xml version="1.0" encoding="utf-8"?>
<math xmlns="http://www.w3.org/1998/Math/MathML" display="block">
  <semantics>
    <mmultiscripts>
      <mi mathvariant="normal">F</mi>
      <mprescripts/>
      <none/>
      <mrow>
        <mi mathvariant="normal">S</mi>
        <mtext>|</mtext>
        <mn>1</mn>
      </mrow>
    </mmultiscripts>
    <annotation encoding="StarMath 5.0">F lsup{S"|"1}</annotation>
  </semantics>
</math>
</file>

<file path=Object 92/content.xml><?xml version="1.0" encoding="utf-8"?>
<math xmlns="http://www.w3.org/1998/Math/MathML" display="block">
  <semantics>
    <msub>
      <mi mathvariant="normal">x</mi>
      <mn>0</mn>
    </msub>
    <annotation encoding="StarMath 5.0">x_0</annotation>
  </semantics>
</math>
</file>

<file path=Object 93/content.xml><?xml version="1.0" encoding="utf-8"?>
<math xmlns="http://www.w3.org/1998/Math/MathML" display="block">
  <semantics>
    <msubsup>
      <mi mathvariant="normal">n</mi>
      <mrow>
        <mi>propertie</mi>
        <mrow>
          <mo fence="true" form="prefix" stretchy="false">(</mo>
          <mrow>
            <mi mathvariant="normal">s</mi>
          </mrow>
          <mo fence="true" form="postfix" stretchy="false">)</mo>
        </mrow>
        <mi mathvariant="normal">▮</mi>
        <mi>identifier</mi>
      </mrow>
      <mi>power</mi>
    </msubsup>
    <annotation encoding="StarMath 5.0">n^{power}_{propertie(s)▮identifier}</annotation>
  </semantics>
</math>
</file>

<file path=Object 94/content.xml><?xml version="1.0" encoding="utf-8"?>
<math xmlns="http://www.w3.org/1998/Math/MathML" display="block">
  <semantics>
    <mfrac>
      <msub>
        <mi mathvariant="normal">d</mi>
        <mi mathvariant="normal">○</mi>
      </msub>
      <msub>
        <mi mathvariant="normal">d</mi>
        <msub>
          <mtext>_</mtext>
          <mi mathvariant="normal">θ</mi>
        </msub>
      </msub>
    </mfrac>
    <annotation encoding="StarMath 5.0">d_○over d_{"_"_θ}</annotation>
  </semantics>
</math>
</file>

<file path=Object 96/content.xml><?xml version="1.0" encoding="utf-8"?>
<math xmlns="http://www.w3.org/1998/Math/MathML" display="block">
  <semantics>
    <msup>
      <mn>3</mn>
      <mi>rd</mi>
    </msup>
    <annotation encoding="StarMath 5.0">3^rd</annotation>
  </semantics>
</math>
</file>

<file path=Object 97/content.xml><?xml version="1.0" encoding="utf-8"?>
<math xmlns="http://www.w3.org/1998/Math/MathML" display="block">
  <semantics>
    <mfrac>
      <msub>
        <mi mathvariant="normal">N</mi>
        <mrow>
          <mn>1</mn>
          <mi mathvariant="normal">≤</mi>
        </mrow>
      </msub>
      <msub>
        <mi mathvariant="normal">N</mi>
        <mrow>
          <mn>2</mn>
          <mi mathvariant="normal">≤</mi>
        </mrow>
      </msub>
    </mfrac>
    <annotation encoding="StarMath 5.0">N_{1≤}over N_{2≤}</annotation>
  </semantics>
</math>
</file>

<file path=Object 98/content.xml><?xml version="1.0" encoding="utf-8"?>
<math xmlns="http://www.w3.org/1998/Math/MathML" display="block">
  <semantics>
    <msub>
      <mi mathvariant="normal">v</mi>
      <mi mathvariant="normal">c</mi>
    </msub>
    <annotation encoding="StarMath 5.0">v_c</annotation>
  </semantics>
</math>
</file>

<file path=Object 99/content.xml><?xml version="1.0" encoding="utf-8"?>
<math xmlns="http://www.w3.org/1998/Math/MathML" display="block">
  <semantics>
    <mmultiscripts>
      <mi mathvariant="normal">δ</mi>
      <mprescripts/>
      <mi mathvariant="normal">x</mi>
      <none/>
    </mmultiscripts>
    <annotation encoding="StarMath 5.0">δ lsub x</annotation>
  </semantics>
</math>
</file>